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101.34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115.99pt"/>
    </style:style>
    <style:style style:name="co5" style:family="table-column">
      <style:table-column-properties fo:break-before="auto" style:column-width="116.7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ujoco" table:style-name="ta1">
        <table:shapes>
          <draw:frame draw:z-index="0" draw:style-name="gr1" draw:text-style-name="P1" svg:width="453.51pt" svg:height="255.09pt" svg:x="2.83pt" svg:y="1116.45pt">
            <draw:object draw:notify-on-update-of-ranges="Mujoco.A1:Mujoco.A87 Mujoco.B1:Mujoco.B87 Mujoco.A1:Mujoco.A87 Mujoco.C1:Mujoco.C87 Mujoco.A1:Mujoco.A87 Mujoco.D1:Mujoco.D8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7991390760127" calcext:value-type="float">
            <text:p>0.137991390760127</text:p>
          </table:table-cell>
          <table:table-cell office:value-type="float" office:value="-0.0122750817354469" calcext:value-type="float">
            <text:p>-0.012275081735447</text:p>
          </table:table-cell>
          <table:table-cell office:value-type="float" office:value="0.549942945390395" calcext:value-type="float">
            <text:p>0.549942945390395</text:p>
          </table:table-cell>
          <table:table-cell office:value-type="float" office:value="0.707116622485269" calcext:value-type="float">
            <text:p>0.707116622485269</text:p>
          </table:table-cell>
          <table:table-cell office:value-type="float" office:value="-0.000000511438603467695" calcext:value-type="float">
            <text:p>-5.11438603467695E-07</text:p>
          </table:table-cell>
          <table:table-cell office:value-type="float" office:value="0.707096939750488" calcext:value-type="float">
            <text:p>0.707096939750488</text:p>
          </table:table-cell>
          <table:table-cell office:value-type="float" office:value="-0.00000050879425239625" calcext:value-type="float">
            <text:p>-5.0879425239625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8007224594329" calcext:value-type="float">
            <text:p>0.138007224594329</text:p>
          </table:table-cell>
          <table:table-cell office:value-type="float" office:value="-0.024556554493007" calcext:value-type="float">
            <text:p>-0.024556554493007</text:p>
          </table:table-cell>
          <table:table-cell office:value-type="float" office:value="0.549949094352536" calcext:value-type="float">
            <text:p>0.549949094352536</text:p>
          </table:table-cell>
          <table:table-cell office:value-type="float" office:value="0.707118401574825" calcext:value-type="float">
            <text:p>0.707118401574825</text:p>
          </table:table-cell>
          <table:table-cell office:value-type="float" office:value="-0.0000037790902802648" calcext:value-type="float">
            <text:p>-3.7790902802648E-06</text:p>
          </table:table-cell>
          <table:table-cell office:value-type="float" office:value="0.707095160590654" calcext:value-type="float">
            <text:p>0.707095160590654</text:p>
          </table:table-cell>
          <table:table-cell office:value-type="float" office:value="0.00000304325329891775" calcext:value-type="float">
            <text:p>3.04325329891775E-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38023100181101" calcext:value-type="float">
            <text:p>0.138023100181101</text:p>
          </table:table-cell>
          <table:table-cell office:value-type="float" office:value="-0.0368382528004642" calcext:value-type="float">
            <text:p>-0.036838252800464</text:p>
          </table:table-cell>
          <table:table-cell office:value-type="float" office:value="0.549955215880923" calcext:value-type="float">
            <text:p>0.549955215880923</text:p>
          </table:table-cell>
          <table:table-cell office:value-type="float" office:value="0.70711918547446" calcext:value-type="float">
            <text:p>0.70711918547446</text:p>
          </table:table-cell>
          <table:table-cell office:value-type="float" office:value="-0.00000464568693464562" calcext:value-type="float">
            <text:p>-4.64568693464562E-06</text:p>
          </table:table-cell>
          <table:table-cell office:value-type="float" office:value="0.707094376641011" calcext:value-type="float">
            <text:p>0.707094376641011</text:p>
          </table:table-cell>
          <table:table-cell office:value-type="float" office:value="0.00000591726804760606" calcext:value-type="float">
            <text:p>5.91726804760606E-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38039060366535" calcext:value-type="float">
            <text:p>0.138039060366535</text:p>
          </table:table-cell>
          <table:table-cell office:value-type="float" office:value="-0.0491198974266788" calcext:value-type="float">
            <text:p>-0.049119897426679</text:p>
          </table:table-cell>
          <table:table-cell office:value-type="float" office:value="0.549961274485236" calcext:value-type="float">
            <text:p>0.549961274485236</text:p>
          </table:table-cell>
          <table:table-cell office:value-type="float" office:value="0.707119561912193" calcext:value-type="float">
            <text:p>0.707119561912193</text:p>
          </table:table-cell>
          <table:table-cell office:value-type="float" office:value="-0.00000430335367607171" calcext:value-type="float">
            <text:p>-4.30335367607171E-06</text:p>
          </table:table-cell>
          <table:table-cell office:value-type="float" office:value="0.707094000166965" calcext:value-type="float">
            <text:p>0.707094000166965</text:p>
          </table:table-cell>
          <table:table-cell office:value-type="float" office:value="0.00000839464582325089" calcext:value-type="float">
            <text:p>8.39464582325089E-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38055141839339" calcext:value-type="float">
            <text:p>0.138055141839339</text:p>
          </table:table-cell>
          <table:table-cell office:value-type="float" office:value="-0.061401490095308" calcext:value-type="float">
            <text:p>-0.061401490095308</text:p>
          </table:table-cell>
          <table:table-cell office:value-type="float" office:value="0.549967230281725" calcext:value-type="float">
            <text:p>0.549967230281725</text:p>
          </table:table-cell>
          <table:table-cell office:value-type="float" office:value="0.707119773578354" calcext:value-type="float">
            <text:p>0.707119773578354</text:p>
          </table:table-cell>
          <table:table-cell office:value-type="float" office:value="-0.00000340758451405909" calcext:value-type="float">
            <text:p>-3.40758451405909E-06</text:p>
          </table:table-cell>
          <table:table-cell office:value-type="float" office:value="0.707093788466537" calcext:value-type="float">
            <text:p>0.707093788466537</text:p>
          </table:table-cell>
          <table:table-cell office:value-type="float" office:value="0.0000107203751075757" calcext:value-type="float">
            <text:p>1.07203751075757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38067163671329" calcext:value-type="float">
            <text:p>0.138067163671329</text:p>
          </table:table-cell>
          <table:table-cell office:value-type="float" office:value="-0.0614122133244142" calcext:value-type="float">
            <text:p>-0.061412213324414</text:p>
          </table:table-cell>
          <table:table-cell office:value-type="float" office:value="0.537696014029412" calcext:value-type="float">
            <text:p>0.537696014029412</text:p>
          </table:table-cell>
          <table:table-cell office:value-type="float" office:value="0.707112608195973" calcext:value-type="float">
            <text:p>0.707112608195973</text:p>
          </table:table-cell>
          <table:table-cell office:value-type="float" office:value="-0.0000050980855430538" calcext:value-type="float">
            <text:p>-5.0980855430538E-06</text:p>
          </table:table-cell>
          <table:table-cell office:value-type="float" office:value="0.707100954085655" calcext:value-type="float">
            <text:p>0.707100954085655</text:p>
          </table:table-cell>
          <table:table-cell office:value-type="float" office:value="0.0000059543187456157" calcext:value-type="float">
            <text:p>5.9543187456157E-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38079895810685" calcext:value-type="float">
            <text:p>0.138079895810685</text:p>
          </table:table-cell>
          <table:table-cell office:value-type="float" office:value="-0.0614151056547739" calcext:value-type="float">
            <text:p>-0.061415105654774</text:p>
          </table:table-cell>
          <table:table-cell office:value-type="float" office:value="0.525416147284046" calcext:value-type="float">
            <text:p>0.525416147284046</text:p>
          </table:table-cell>
          <table:table-cell office:value-type="float" office:value="0.707111825453782" calcext:value-type="float">
            <text:p>0.707111825453782</text:p>
          </table:table-cell>
          <table:table-cell office:value-type="float" office:value="-0.00000262899243180792" calcext:value-type="float">
            <text:p>-2.62899243180792E-06</text:p>
          </table:table-cell>
          <table:table-cell office:value-type="float" office:value="0.707101736877873" calcext:value-type="float">
            <text:p>0.707101736877873</text:p>
          </table:table-cell>
          <table:table-cell office:value-type="float" office:value="0.000000897049677817119" calcext:value-type="float">
            <text:p>8.97049677817119E-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38093071160345" calcext:value-type="float">
            <text:p>0.138093071160345</text:p>
          </table:table-cell>
          <table:table-cell office:value-type="float" office:value="-0.0614177706201943" calcext:value-type="float">
            <text:p>-0.061417770620194</text:p>
          </table:table-cell>
          <table:table-cell office:value-type="float" office:value="0.513135463835506" calcext:value-type="float">
            <text:p>0.513135463835506</text:p>
          </table:table-cell>
          <table:table-cell office:value-type="float" office:value="0.707111676076349" calcext:value-type="float">
            <text:p>0.707111676076349</text:p>
          </table:table-cell>
          <table:table-cell office:value-type="float" office:value="-0.00000146581288879011" calcext:value-type="float">
            <text:p>-1.46581288879011E-06</text:p>
          </table:table-cell>
          <table:table-cell office:value-type="float" office:value="0.707101886259912" calcext:value-type="float">
            <text:p>0.707101886259912</text:p>
          </table:table-cell>
          <table:table-cell office:value-type="float" office:value="-0.00000142235652095257" calcext:value-type="float">
            <text:p>-1.42235652095257E-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38106717148463" calcext:value-type="float">
            <text:p>0.138106717148463</text:p>
          </table:table-cell>
          <table:table-cell office:value-type="float" office:value="-0.0614205032876988" calcext:value-type="float">
            <text:p>-0.061420503287699</text:p>
          </table:table-cell>
          <table:table-cell office:value-type="float" office:value="0.500854250801929" calcext:value-type="float">
            <text:p>0.500854250801929</text:p>
          </table:table-cell>
          <table:table-cell office:value-type="float" office:value="0.707111698068577" calcext:value-type="float">
            <text:p>0.707111698068577</text:p>
          </table:table-cell>
          <table:table-cell office:value-type="float" office:value="-0.00000100510526268582" calcext:value-type="float">
            <text:p>-1.00510526268582E-06</text:p>
          </table:table-cell>
          <table:table-cell office:value-type="float" office:value="0.707101864265439" calcext:value-type="float">
            <text:p>0.707101864265439</text:p>
          </table:table-cell>
          <table:table-cell office:value-type="float" office:value="-0.00000242990364796025" calcext:value-type="float">
            <text:p>-2.42990364796025E-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38120872120404" calcext:value-type="float">
            <text:p>0.138120872120404</text:p>
          </table:table-cell>
          <table:table-cell office:value-type="float" office:value="-0.0614233247725344" calcext:value-type="float">
            <text:p>-0.061423324772534</text:p>
          </table:table-cell>
          <table:table-cell office:value-type="float" office:value="0.488572504395121" calcext:value-type="float">
            <text:p>0.488572504395121</text:p>
          </table:table-cell>
          <table:table-cell office:value-type="float" office:value="0.707111791202596" calcext:value-type="float">
            <text:p>0.707111791202596</text:p>
          </table:table-cell>
          <table:table-cell office:value-type="float" office:value="-0.000000847980355322964" calcext:value-type="float">
            <text:p>-8.47980355322964E-07</text:p>
          </table:table-cell>
          <table:table-cell office:value-type="float" office:value="0.707101771128705" calcext:value-type="float">
            <text:p>0.707101771128705</text:p>
          </table:table-cell>
          <table:table-cell office:value-type="float" office:value="-0.00000286101766083791" calcext:value-type="float">
            <text:p>-2.86101766083791E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38135577032396" calcext:value-type="float">
            <text:p>0.138135577032396</text:p>
          </table:table-cell>
          <table:table-cell office:value-type="float" office:value="-0.061426245319571" calcext:value-type="float">
            <text:p>-0.061426245319571</text:p>
          </table:table-cell>
          <table:table-cell office:value-type="float" office:value="0.47629020611931" calcext:value-type="float">
            <text:p>0.47629020611931</text:p>
          </table:table-cell>
          <table:table-cell office:value-type="float" office:value="0.707111919452108" calcext:value-type="float">
            <text:p>0.707111919452108</text:p>
          </table:table-cell>
          <table:table-cell office:value-type="float" office:value="-0.000000818757868059628" calcext:value-type="float">
            <text:p>-8.18757868059628E-07</text:p>
          </table:table-cell>
          <table:table-cell office:value-type="float" office:value="0.707101642876683" calcext:value-type="float">
            <text:p>0.707101642876683</text:p>
          </table:table-cell>
          <table:table-cell office:value-type="float" office:value="-0.00000303010428759354" calcext:value-type="float">
            <text:p>-3.03010428759354E-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38150874344052" calcext:value-type="float">
            <text:p>0.138150874344052</text:p>
          </table:table-cell>
          <table:table-cell office:value-type="float" office:value="-0.0614292741190317" calcext:value-type="float">
            <text:p>-0.061429274119032</text:p>
          </table:table-cell>
          <table:table-cell office:value-type="float" office:value="0.464007329619251" calcext:value-type="float">
            <text:p>0.464007329619251</text:p>
          </table:table-cell>
          <table:table-cell office:value-type="float" office:value="0.707112064683975" calcext:value-type="float">
            <text:p>0.707112064683975</text:p>
          </table:table-cell>
          <table:table-cell office:value-type="float" office:value="-0.000000841192431877413" calcext:value-type="float">
            <text:p>-8.41192431877413E-07</text:p>
          </table:table-cell>
          <table:table-cell office:value-type="float" office:value="0.707101497642496" calcext:value-type="float">
            <text:p>0.707101497642496</text:p>
          </table:table-cell>
          <table:table-cell office:value-type="float" office:value="-0.00000306574158365214" calcext:value-type="float">
            <text:p>-3.06574158365214E-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3816681036503" calcext:value-type="float">
            <text:p>0.13816681036503</text:p>
          </table:table-cell>
          <table:table-cell office:value-type="float" office:value="-0.0614324193760236" calcext:value-type="float">
            <text:p>-0.061432419376024</text:p>
          </table:table-cell>
          <table:table-cell office:value-type="float" office:value="0.451723843252137" calcext:value-type="float">
            <text:p>0.451723843252137</text:p>
          </table:table-cell>
          <table:table-cell office:value-type="float" office:value="0.707112222245016" calcext:value-type="float">
            <text:p>0.707112222245016</text:p>
          </table:table-cell>
          <table:table-cell office:value-type="float" office:value="-0.000000881943482189396" calcext:value-type="float">
            <text:p>-8.81943482189396E-07</text:p>
          </table:table-cell>
          <table:table-cell office:value-type="float" office:value="0.707101340079229" calcext:value-type="float">
            <text:p>0.707101340079229</text:p>
          </table:table-cell>
          <table:table-cell office:value-type="float" office:value="-0.00000301595199453386" calcext:value-type="float">
            <text:p>-3.01595199453386E-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38183432291041" calcext:value-type="float">
            <text:p>0.138183432291041</text:p>
          </table:table-cell>
          <table:table-cell office:value-type="float" office:value="-0.0614356872798706" calcext:value-type="float">
            <text:p>-0.061435687279871</text:p>
          </table:table-cell>
          <table:table-cell office:value-type="float" office:value="0.439439708881869" calcext:value-type="float">
            <text:p>0.439439708881869</text:p>
          </table:table-cell>
          <table:table-cell office:value-type="float" office:value="0.707112390050069" calcext:value-type="float">
            <text:p>0.707112390050069</text:p>
          </table:table-cell>
          <table:table-cell office:value-type="float" office:value="-0.000000924851456474141" calcext:value-type="float">
            <text:p>-9.24851456474141E-07</text:p>
          </table:table-cell>
          <table:table-cell office:value-type="float" office:value="0.707101172272017" calcext:value-type="float">
            <text:p>0.707101172272017</text:p>
          </table:table-cell>
          <table:table-cell office:value-type="float" office:value="-0.00000289184959817446" calcext:value-type="float">
            <text:p>-2.89184959817446E-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38200788699194" calcext:value-type="float">
            <text:p>0.138200788699194</text:p>
          </table:table-cell>
          <table:table-cell office:value-type="float" office:value="-0.061439081283561" calcext:value-type="float">
            <text:p>-0.061439081283561</text:p>
          </table:table-cell>
          <table:table-cell office:value-type="float" office:value="0.427154881391134" calcext:value-type="float">
            <text:p>0.427154881391134</text:p>
          </table:table-cell>
          <table:table-cell office:value-type="float" office:value="0.707112568051087" calcext:value-type="float">
            <text:p>0.707112568051087</text:p>
          </table:table-cell>
          <table:table-cell office:value-type="float" office:value="-0.000000959838551806147" calcext:value-type="float">
            <text:p>-9.59838551806147E-07</text:p>
          </table:table-cell>
          <table:table-cell office:value-type="float" office:value="0.707100994268896" calcext:value-type="float">
            <text:p>0.707100994268896</text:p>
          </table:table-cell>
          <table:table-cell office:value-type="float" office:value="-0.0000026858894718873" calcext:value-type="float">
            <text:p>-2.6858894718873E-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38218929549857" calcext:value-type="float">
            <text:p>0.138218929549857</text:p>
          </table:table-cell>
          <table:table-cell office:value-type="float" office:value="-0.0614426008719391" calcext:value-type="float">
            <text:p>-0.061442600871939</text:p>
          </table:table-cell>
          <table:table-cell office:value-type="float" office:value="0.414869308117235" calcext:value-type="float">
            <text:p>0.414869308117235</text:p>
          </table:table-cell>
          <table:table-cell office:value-type="float" office:value="0.707112757060466" calcext:value-type="float">
            <text:p>0.707112757060466</text:p>
          </table:table-cell>
          <table:table-cell office:value-type="float" office:value="-0.00000097754768829672" calcext:value-type="float">
            <text:p>-9.7754768829672E-07</text:p>
          </table:table-cell>
          <table:table-cell office:value-type="float" office:value="0.70710080525745" calcext:value-type="float">
            <text:p>0.70710080525745</text:p>
          </table:table-cell>
          <table:table-cell office:value-type="float" office:value="-0.00000237827531751611" calcext:value-type="float">
            <text:p>-2.37827531751611E-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38237906018148" calcext:value-type="float">
            <text:p>0.138237906018148</text:p>
          </table:table-cell>
          <table:table-cell office:value-type="float" office:value="-0.0614462397927881" calcext:value-type="float">
            <text:p>-0.061446239792788</text:p>
          </table:table-cell>
          <table:table-cell office:value-type="float" office:value="0.40258292944617" calcext:value-type="float">
            <text:p>0.40258292944617</text:p>
          </table:table-cell>
          <table:table-cell office:value-type="float" office:value="0.707112959469771" calcext:value-type="float">
            <text:p>0.707112959469771</text:p>
          </table:table-cell>
          <table:table-cell office:value-type="float" office:value="-0.00000096624552647917" calcext:value-type="float">
            <text:p>-9.6624552647917E-07</text:p>
          </table:table-cell>
          <table:table-cell office:value-type="float" office:value="0.707100602846025" calcext:value-type="float">
            <text:p>0.707100602846025</text:p>
          </table:table-cell>
          <table:table-cell office:value-type="float" office:value="-0.00000193825141991955" calcext:value-type="float">
            <text:p>-1.93825141991955E-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38257769345768" calcext:value-type="float">
            <text:p>0.138257769345768</text:p>
          </table:table-cell>
          <table:table-cell office:value-type="float" office:value="-0.061449983090391" calcext:value-type="float">
            <text:p>-0.061449983090391</text:p>
          </table:table-cell>
          <table:table-cell office:value-type="float" office:value="0.39029567674479" calcext:value-type="float">
            <text:p>0.39029567674479</text:p>
          </table:table-cell>
          <table:table-cell office:value-type="float" office:value="0.707113177849257" calcext:value-type="float">
            <text:p>0.707113177849257</text:p>
          </table:table-cell>
          <table:table-cell office:value-type="float" office:value="-0.000000908972487445592" calcext:value-type="float">
            <text:p>-9.08972487445592E-07</text:p>
          </table:table-cell>
          <table:table-cell office:value-type="float" office:value="0.707100384464152" calcext:value-type="float">
            <text:p>0.707100384464152</text:p>
          </table:table-cell>
          <table:table-cell office:value-type="float" office:value="-0.00000132176897921221" calcext:value-type="float">
            <text:p>-1.32176897921221E-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38278570569168" calcext:value-type="float">
            <text:p>0.138278570569168</text:p>
          </table:table-cell>
          <table:table-cell office:value-type="float" office:value="-0.0614538030089528" calcext:value-type="float">
            <text:p>-0.061453803008953</text:p>
          </table:table-cell>
          <table:table-cell office:value-type="float" office:value="0.378007473310238" calcext:value-type="float">
            <text:p>0.378007473310238</text:p>
          </table:table-cell>
          <table:table-cell office:value-type="float" office:value="0.707113416644058" calcext:value-type="float">
            <text:p>0.707113416644058</text:p>
          </table:table-cell>
          <table:table-cell office:value-type="float" office:value="-0.000000780353374252307" calcext:value-type="float">
            <text:p>-7.80353374252307E-07</text:p>
          </table:table-cell>
          <table:table-cell office:value-type="float" office:value="0.707100145666185" calcext:value-type="float">
            <text:p>0.707100145666185</text:p>
          </table:table-cell>
          <table:table-cell office:value-type="float" office:value="-0.000000467241600077273" calcext:value-type="float">
            <text:p>-4.67241600077273E-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38300359828538" calcext:value-type="float">
            <text:p>0.138300359828538</text:p>
          </table:table-cell>
          <table:table-cell office:value-type="float" office:value="-0.0614576526091499" calcext:value-type="float">
            <text:p>-0.06145765260915</text:p>
          </table:table-cell>
          <table:table-cell office:value-type="float" office:value="0.365718233879414" calcext:value-type="float">
            <text:p>0.365718233879414</text:p>
          </table:table-cell>
          <table:table-cell office:value-type="float" office:value="0.707113683601727" calcext:value-type="float">
            <text:p>0.707113683601727</text:p>
          </table:table-cell>
          <table:table-cell office:value-type="float" office:value="-0.000000541712651846993" calcext:value-type="float">
            <text:p>-5.41712651846993E-07</text:p>
          </table:table-cell>
          <table:table-cell office:value-type="float" office:value="0.707099878703424" calcext:value-type="float">
            <text:p>0.707099878703424</text:p>
          </table:table-cell>
          <table:table-cell office:value-type="float" office:value="0.00000071183334460212" calcext:value-type="float">
            <text:p>7.1183334460212E-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38323182386717" calcext:value-type="float">
            <text:p>0.138323182386717</text:p>
          </table:table-cell>
          <table:table-cell office:value-type="float" office:value="-0.0614614555823039" calcext:value-type="float">
            <text:p>-0.061461455582304</text:p>
          </table:table-cell>
          <table:table-cell office:value-type="float" office:value="0.35342786387185" calcext:value-type="float">
            <text:p>0.35342786387185</text:p>
          </table:table-cell>
          <table:table-cell office:value-type="float" office:value="0.707113982526773" calcext:value-type="float">
            <text:p>0.707113982526773</text:p>
          </table:table-cell>
          <table:table-cell office:value-type="float" office:value="-0.000000132247379713846" calcext:value-type="float">
            <text:p>-1.32247379713846E-07</text:p>
          </table:table-cell>
          <table:table-cell office:value-type="float" office:value="0.707099579769101" calcext:value-type="float">
            <text:p>0.707099579769101</text:p>
          </table:table-cell>
          <table:table-cell office:value-type="float" office:value="0.00000233902532020824" calcext:value-type="float">
            <text:p>2.33902532020824E-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38347082041828" calcext:value-type="float">
            <text:p>0.138347082041828</text:p>
          </table:table-cell>
          <table:table-cell office:value-type="float" office:value="-0.0614650914700659" calcext:value-type="float">
            <text:p>-0.061465091470066</text:p>
          </table:table-cell>
          <table:table-cell office:value-type="float" office:value="0.34113626232267" calcext:value-type="float">
            <text:p>0.34113626232267</text:p>
          </table:table-cell>
          <table:table-cell office:value-type="float" office:value="0.707114331140052" calcext:value-type="float">
            <text:p>0.707114331140052</text:p>
          </table:table-cell>
          <table:table-cell office:value-type="float" office:value="0.000000541995348712909" calcext:value-type="float">
            <text:p>5.41995348712909E-07</text:p>
          </table:table-cell>
          <table:table-cell office:value-type="float" office:value="0.707099231137311" calcext:value-type="float">
            <text:p>0.707099231137311</text:p>
          </table:table-cell>
          <table:table-cell office:value-type="float" office:value="0.00000459205721548006" calcext:value-type="float">
            <text:p>4.59205721548006E-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38372097035106" calcext:value-type="float">
            <text:p>0.138372097035106</text:p>
          </table:table-cell>
          <table:table-cell office:value-type="float" office:value="-0.0614683706151355" calcext:value-type="float">
            <text:p>-0.061468370615136</text:p>
          </table:table-cell>
          <table:table-cell office:value-type="float" office:value="0.328843322181451" calcext:value-type="float">
            <text:p>0.328843322181451</text:p>
          </table:table-cell>
          <table:table-cell office:value-type="float" office:value="0.707114750441738" calcext:value-type="float">
            <text:p>0.707114750441738</text:p>
          </table:table-cell>
          <table:table-cell office:value-type="float" office:value="0.00000163162154326324" calcext:value-type="float">
            <text:p>1.63162154326324E-06</text:p>
          </table:table-cell>
          <table:table-cell office:value-type="float" office:value="0.70709881179737" calcext:value-type="float">
            <text:p>0.70709881179737</text:p>
          </table:table-cell>
          <table:table-cell office:value-type="float" office:value="0.00000773337566045695" calcext:value-type="float">
            <text:p>7.73337566045695E-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3839826175452" calcext:value-type="float">
            <text:p>0.13839826175452</text:p>
          </table:table-cell>
          <table:table-cell office:value-type="float" office:value="-0.0614709938634283" calcext:value-type="float">
            <text:p>-0.061470993863428</text:p>
          </table:table-cell>
          <table:table-cell office:value-type="float" office:value="0.316548934007777" calcext:value-type="float">
            <text:p>0.316548934007777</text:p>
          </table:table-cell>
          <table:table-cell office:value-type="float" office:value="0.707115276336725" calcext:value-type="float">
            <text:p>0.707115276336725</text:p>
          </table:table-cell>
          <table:table-cell office:value-type="float" office:value="0.00000338138594080384" calcext:value-type="float">
            <text:p>3.38138594080384E-06</text:p>
          </table:table-cell>
          <table:table-cell office:value-type="float" office:value="0.707098285821682" calcext:value-type="float">
            <text:p>0.707098285821682</text:p>
          </table:table-cell>
          <table:table-cell office:value-type="float" office:value="0.0000121590327659682" calcext:value-type="float">
            <text:p>1.21590327659682E-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50670102002008" calcext:value-type="float">
            <text:p>0.150670102002008</text:p>
          </table:table-cell>
          <table:table-cell office:value-type="float" office:value="-0.0614746271613853" calcext:value-type="float">
            <text:p>-0.061474627161385</text:p>
          </table:table-cell>
          <table:table-cell office:value-type="float" office:value="0.316555485279667" calcext:value-type="float">
            <text:p>0.316555485279667</text:p>
          </table:table-cell>
          <table:table-cell office:value-type="float" office:value="0.707112253520247" calcext:value-type="float">
            <text:p>0.707112253520247</text:p>
          </table:table-cell>
          <table:table-cell office:value-type="float" office:value="0.000000307722552939094" calcext:value-type="float">
            <text:p>3.07722552939094E-07</text:p>
          </table:table-cell>
          <table:table-cell office:value-type="float" office:value="0.707101308806301" calcext:value-type="float">
            <text:p>0.707101308806301</text:p>
          </table:table-cell>
          <table:table-cell office:value-type="float" office:value="0.00000241658420779833" calcext:value-type="float">
            <text:p>2.41658420779833E-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62948667031485" calcext:value-type="float">
            <text:p>0.162948667031485</text:p>
          </table:table-cell>
          <table:table-cell office:value-type="float" office:value="-0.0614780860630783" calcext:value-type="float">
            <text:p>-0.061478086063078</text:p>
          </table:table-cell>
          <table:table-cell office:value-type="float" office:value="0.316569294502355" calcext:value-type="float">
            <text:p>0.316569294502355</text:p>
          </table:table-cell>
          <table:table-cell office:value-type="float" office:value="0.707107983219333" calcext:value-type="float">
            <text:p>0.707107983219333</text:p>
          </table:table-cell>
          <table:table-cell office:value-type="float" office:value="0.000000291538587493534" calcext:value-type="float">
            <text:p>2.91538587493534E-07</text:p>
          </table:table-cell>
          <table:table-cell office:value-type="float" office:value="0.70710557914842" calcext:value-type="float">
            <text:p>0.70710557914842</text:p>
          </table:table-cell>
          <table:table-cell office:value-type="float" office:value="-0.00000214031794931735" calcext:value-type="float">
            <text:p>-2.14031794931735E-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75227785046599" calcext:value-type="float">
            <text:p>0.175227785046599</text:p>
          </table:table-cell>
          <table:table-cell office:value-type="float" office:value="-0.0614816674300175" calcext:value-type="float">
            <text:p>-0.061481667430018</text:p>
          </table:table-cell>
          <table:table-cell office:value-type="float" office:value="0.316582620774342" calcext:value-type="float">
            <text:p>0.316582620774342</text:p>
          </table:table-cell>
          <table:table-cell office:value-type="float" office:value="0.707105965994048" calcext:value-type="float">
            <text:p>0.707105965994048</text:p>
          </table:table-cell>
          <table:table-cell office:value-type="float" office:value="0.000000168690694857254" calcext:value-type="float">
            <text:p>1.68690694857254E-07</text:p>
          </table:table-cell>
          <table:table-cell office:value-type="float" office:value="0.707107596364484" calcext:value-type="float">
            <text:p>0.707107596364484</text:p>
          </table:table-cell>
          <table:table-cell office:value-type="float" office:value="-0.00000438606308450495" calcext:value-type="float">
            <text:p>-4.38606308450495E-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87507237859962" calcext:value-type="float">
            <text:p>0.187507237859962</text:p>
          </table:table-cell>
          <table:table-cell office:value-type="float" office:value="-0.0614853333149297" calcext:value-type="float">
            <text:p>-0.06148533331493</text:p>
          </table:table-cell>
          <table:table-cell office:value-type="float" office:value="0.316595211219101" calcext:value-type="float">
            <text:p>0.316595211219101</text:p>
          </table:table-cell>
          <table:table-cell office:value-type="float" office:value="0.707105050226719" calcext:value-type="float">
            <text:p>0.707105050226719</text:p>
          </table:table-cell>
          <table:table-cell office:value-type="float" office:value="-0.0000000389976558823335" calcext:value-type="float">
            <text:p>-3.89976558823335E-08</text:p>
          </table:table-cell>
          <table:table-cell office:value-type="float" office:value="0.707108512120361" calcext:value-type="float">
            <text:p>0.707108512120361</text:p>
          </table:table-cell>
          <table:table-cell office:value-type="float" office:value="-0.00000554960889620482" calcext:value-type="float">
            <text:p>-5.54960889620482E-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99787016073399" calcext:value-type="float">
            <text:p>0.199787016073399</text:p>
          </table:table-cell>
          <table:table-cell office:value-type="float" office:value="-0.0614890331551559" calcext:value-type="float">
            <text:p>-0.061489033155156</text:p>
          </table:table-cell>
          <table:table-cell office:value-type="float" office:value="0.316607094600732" calcext:value-type="float">
            <text:p>0.316607094600732</text:p>
          </table:table-cell>
          <table:table-cell office:value-type="float" office:value="0.70710461709774" calcext:value-type="float">
            <text:p>0.70710461709774</text:p>
          </table:table-cell>
          <table:table-cell office:value-type="float" office:value="-0.000000252239490738937" calcext:value-type="float">
            <text:p>-2.52239490738937E-07</text:p>
          </table:table-cell>
          <table:table-cell office:value-type="float" office:value="0.707108945241836" calcext:value-type="float">
            <text:p>0.707108945241836</text:p>
          </table:table-cell>
          <table:table-cell office:value-type="float" office:value="-0.00000616228717220668" calcext:value-type="float">
            <text:p>-6.16228717220668E-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12067114816298" calcext:value-type="float">
            <text:p>0.212067114816298</text:p>
          </table:table-cell>
          <table:table-cell office:value-type="float" office:value="-0.0614927241772225" calcext:value-type="float">
            <text:p>-0.061492724177223</text:p>
          </table:table-cell>
          <table:table-cell office:value-type="float" office:value="0.316618312050401" calcext:value-type="float">
            <text:p>0.316618312050401</text:p>
          </table:table-cell>
          <table:table-cell office:value-type="float" office:value="0.707104395968756" calcext:value-type="float">
            <text:p>0.707104395968756</text:p>
          </table:table-cell>
          <table:table-cell office:value-type="float" office:value="-0.000000435174850876852" calcext:value-type="float">
            <text:p>-4.35174850876852E-07</text:p>
          </table:table-cell>
          <table:table-cell office:value-type="float" office:value="0.707109166366601" calcext:value-type="float">
            <text:p>0.707109166366601</text:p>
          </table:table-cell>
          <table:table-cell office:value-type="float" office:value="-0.00000646547053623214" calcext:value-type="float">
            <text:p>-6.46547053623214E-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24347527113257" calcext:value-type="float">
            <text:p>0.224347527113257</text:p>
          </table:table-cell>
          <table:table-cell office:value-type="float" office:value="-0.061496372025307" calcext:value-type="float">
            <text:p>-0.061496372025307</text:p>
          </table:table-cell>
          <table:table-cell office:value-type="float" office:value="0.316628905505093" calcext:value-type="float">
            <text:p>0.316628905505093</text:p>
          </table:table-cell>
          <table:table-cell office:value-type="float" office:value="0.707104269186253" calcext:value-type="float">
            <text:p>0.707104269186253</text:p>
          </table:table-cell>
          <table:table-cell office:value-type="float" office:value="-0.000000574882754678097" calcext:value-type="float">
            <text:p>-5.74882754678097E-07</text:p>
          </table:table-cell>
          <table:table-cell office:value-type="float" office:value="0.707109293147099" calcext:value-type="float">
            <text:p>0.707109293147099</text:p>
          </table:table-cell>
          <table:table-cell office:value-type="float" office:value="-0.00000657681977006552" calcext:value-type="float">
            <text:p>-6.57681977006552E-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36628246661916" calcext:value-type="float">
            <text:p>0.236628246661916</text:p>
          </table:table-cell>
          <table:table-cell office:value-type="float" office:value="-0.0614999501519236" calcext:value-type="float">
            <text:p>-0.061499950151924</text:p>
          </table:table-cell>
          <table:table-cell office:value-type="float" office:value="0.316638917343492" calcext:value-type="float">
            <text:p>0.316638917343492</text:p>
          </table:table-cell>
          <table:table-cell office:value-type="float" office:value="0.707104186828077" calcext:value-type="float">
            <text:p>0.707104186828077</text:p>
          </table:table-cell>
          <table:table-cell office:value-type="float" office:value="-0.000000669118967400184" calcext:value-type="float">
            <text:p>-6.69118967400184E-07</text:p>
          </table:table-cell>
          <table:table-cell office:value-type="float" office:value="0.707109375504751" calcext:value-type="float">
            <text:p>0.707109375504751</text:p>
          </table:table-cell>
          <table:table-cell office:value-type="float" office:value="-0.00000656022894413022" calcext:value-type="float">
            <text:p>-6.56022894413022E-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48909265193362" calcext:value-type="float">
            <text:p>0.248909265193362</text:p>
          </table:table-cell>
          <table:table-cell office:value-type="float" office:value="-0.0615034382586624" calcext:value-type="float">
            <text:p>-0.061503438258662</text:p>
          </table:table-cell>
          <table:table-cell office:value-type="float" office:value="0.316648388079997" calcext:value-type="float">
            <text:p>0.316648388079997</text:p>
          </table:table-cell>
          <table:table-cell office:value-type="float" office:value="0.70710412422516" calcext:value-type="float">
            <text:p>0.70710412422516</text:p>
          </table:table-cell>
          <table:table-cell office:value-type="float" office:value="-0.000000721610961873509" calcext:value-type="float">
            <text:p>-7.21610961873509E-07</text:p>
          </table:table-cell>
          <table:table-cell office:value-type="float" office:value="0.707109438108136" calcext:value-type="float">
            <text:p>0.707109438108136</text:p>
          </table:table-cell>
          <table:table-cell office:value-type="float" office:value="-0.00000645333161297668" calcext:value-type="float">
            <text:p>-6.45333161297668E-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61190579050078" calcext:value-type="float">
            <text:p>0.261190579050078</text:p>
          </table:table-cell>
          <table:table-cell office:value-type="float" office:value="-0.0615068233259546" calcext:value-type="float">
            <text:p>-0.061506823325955</text:p>
          </table:table-cell>
          <table:table-cell office:value-type="float" office:value="0.31665735855853" calcext:value-type="float">
            <text:p>0.31665735855853</text:p>
          </table:table-cell>
          <table:table-cell office:value-type="float" office:value="0.70710407486622" calcext:value-type="float">
            <text:p>0.70710407486622</text:p>
          </table:table-cell>
          <table:table-cell office:value-type="float" office:value="-0.000000733140511133268" calcext:value-type="float">
            <text:p>-7.33140511133268E-07</text:p>
          </table:table-cell>
          <table:table-cell office:value-type="float" office:value="0.707109487468197" calcext:value-type="float">
            <text:p>0.707109487468197</text:p>
          </table:table-cell>
          <table:table-cell office:value-type="float" office:value="-0.00000628601166213771" calcext:value-type="float">
            <text:p>-6.28601166213771E-0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61215216812959" calcext:value-type="float">
            <text:p>0.261215216812959</text:p>
          </table:table-cell>
          <table:table-cell office:value-type="float" office:value="-0.0615047325329529" calcext:value-type="float">
            <text:p>-0.061504732532953</text:p>
          </table:table-cell>
          <table:table-cell office:value-type="float" office:value="0.304376285600817" calcext:value-type="float">
            <text:p>0.304376285600817</text:p>
          </table:table-cell>
          <table:table-cell office:value-type="float" office:value="0.707105943462332" calcext:value-type="float">
            <text:p>0.707105943462332</text:p>
          </table:table-cell>
          <table:table-cell office:value-type="float" office:value="0.00000483496033087949" calcext:value-type="float">
            <text:p>4.83496033087949E-06</text:p>
          </table:table-cell>
          <table:table-cell office:value-type="float" office:value="0.70710761884266" calcext:value-type="float">
            <text:p>0.70710761884266</text:p>
          </table:table-cell>
          <table:table-cell office:value-type="float" office:value="0.00000845768505142175" calcext:value-type="float">
            <text:p>8.45768505142175E-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61233595774151" calcext:value-type="float">
            <text:p>0.261233595774151</text:p>
          </table:table-cell>
          <table:table-cell office:value-type="float" office:value="-0.0615017369236891" calcext:value-type="float">
            <text:p>-0.061501736923689</text:p>
          </table:table-cell>
          <table:table-cell office:value-type="float" office:value="0.292087287757195" calcext:value-type="float">
            <text:p>0.292087287757195</text:p>
          </table:table-cell>
          <table:table-cell office:value-type="float" office:value="0.707110613658561" calcext:value-type="float">
            <text:p>0.707110613658561</text:p>
          </table:table-cell>
          <table:table-cell office:value-type="float" office:value="0.00000739240883962378" calcext:value-type="float">
            <text:p>7.39240883962378E-06</text:p>
          </table:table-cell>
          <table:table-cell office:value-type="float" office:value="0.707102948446734" calcext:value-type="float">
            <text:p>0.707102948446734</text:p>
          </table:table-cell>
          <table:table-cell office:value-type="float" office:value="0.0000171668653428103" calcext:value-type="float">
            <text:p>1.71668653428103E-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61251883814353" calcext:value-type="float">
            <text:p>0.261251883814353</text:p>
          </table:table-cell>
          <table:table-cell office:value-type="float" office:value="-0.0614975998610011" calcext:value-type="float">
            <text:p>-0.061497599861001</text:p>
          </table:table-cell>
          <table:table-cell office:value-type="float" office:value="0.279797919842711" calcext:value-type="float">
            <text:p>0.279797919842711</text:p>
          </table:table-cell>
          <table:table-cell office:value-type="float" office:value="0.707113029565489" calcext:value-type="float">
            <text:p>0.707113029565489</text:p>
          </table:table-cell>
          <table:table-cell office:value-type="float" office:value="0.0000102428898862694" calcext:value-type="float">
            <text:p>1.02428898862694E-05</text:p>
          </table:table-cell>
          <table:table-cell office:value-type="float" office:value="0.707100532283099" calcext:value-type="float">
            <text:p>0.707100532283099</text:p>
          </table:table-cell>
          <table:table-cell office:value-type="float" office:value="0.0000236380701749139" calcext:value-type="float">
            <text:p>2.36380701749139E-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61270319583146" calcext:value-type="float">
            <text:p>0.261270319583146</text:p>
          </table:table-cell>
          <table:table-cell office:value-type="float" office:value="-0.061492040348138" calcext:value-type="float">
            <text:p>-0.061492040348138</text:p>
          </table:table-cell>
          <table:table-cell office:value-type="float" office:value="0.267508539657015" calcext:value-type="float">
            <text:p>0.267508539657015</text:p>
          </table:table-cell>
          <table:table-cell office:value-type="float" office:value="0.70711441724142" calcext:value-type="float">
            <text:p>0.70711441724142</text:p>
          </table:table-cell>
          <table:table-cell office:value-type="float" office:value="0.0000138059478926866" calcext:value-type="float">
            <text:p>1.38059478926866E-05</text:p>
          </table:table-cell>
          <table:table-cell office:value-type="float" office:value="0.707099144287679" calcext:value-type="float">
            <text:p>0.707099144287679</text:p>
          </table:table-cell>
          <table:table-cell office:value-type="float" office:value="0.0000297717031793043" calcext:value-type="float">
            <text:p>2.97717031793043E-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61288949616442" calcext:value-type="float">
            <text:p>0.261288949616442</text:p>
          </table:table-cell>
          <table:table-cell office:value-type="float" office:value="-0.0614847086489696" calcext:value-type="float">
            <text:p>-0.06148470864897</text:p>
          </table:table-cell>
          <table:table-cell office:value-type="float" office:value="0.255219260326141" calcext:value-type="float">
            <text:p>0.255219260326141</text:p>
          </table:table-cell>
          <table:table-cell office:value-type="float" office:value="0.707115512313877" calcext:value-type="float">
            <text:p>0.707115512313877</text:p>
          </table:table-cell>
          <table:table-cell office:value-type="float" office:value="0.0000183612068651029" calcext:value-type="float">
            <text:p>1.83612068651029E-05</text:p>
          </table:table-cell>
          <table:table-cell office:value-type="float" office:value="0.707098048769738" calcext:value-type="float">
            <text:p>0.707098048769738</text:p>
          </table:table-cell>
          <table:table-cell office:value-type="float" office:value="0.0000365236692077553" calcext:value-type="float">
            <text:p>3.65236692077553E-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61307852208263" calcext:value-type="float">
            <text:p>0.261307852208263</text:p>
          </table:table-cell>
          <table:table-cell office:value-type="float" office:value="-0.0614751677377273" calcext:value-type="float">
            <text:p>-0.061475167737727</text:p>
          </table:table-cell>
          <table:table-cell office:value-type="float" office:value="0.242930199812865" calcext:value-type="float">
            <text:p>0.242930199812865</text:p>
          </table:table-cell>
          <table:table-cell office:value-type="float" office:value="0.707116720342233" calcext:value-type="float">
            <text:p>0.707116720342233</text:p>
          </table:table-cell>
          <table:table-cell office:value-type="float" office:value="0.0000242298047035683" calcext:value-type="float">
            <text:p>2.42298047035683E-05</text:p>
          </table:table-cell>
          <table:table-cell office:value-type="float" office:value="0.707096840076389" calcext:value-type="float">
            <text:p>0.707096840076389</text:p>
          </table:table-cell>
          <table:table-cell office:value-type="float" office:value="0.0000444898645975411" calcext:value-type="float">
            <text:p>4.44898645975411E-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61327172385395" calcext:value-type="float">
            <text:p>0.261327172385395</text:p>
          </table:table-cell>
          <table:table-cell office:value-type="float" office:value="-0.0614628727964398" calcext:value-type="float">
            <text:p>-0.06146287279644</text:p>
          </table:table-cell>
          <table:table-cell office:value-type="float" office:value="0.230641490747986" calcext:value-type="float">
            <text:p>0.230641490747986</text:p>
          </table:table-cell>
          <table:table-cell office:value-type="float" office:value="0.707118361883978" calcext:value-type="float">
            <text:p>0.707118361883978</text:p>
          </table:table-cell>
          <table:table-cell office:value-type="float" office:value="0.0000318168530613616" calcext:value-type="float">
            <text:p>3.18168530613616E-05</text:p>
          </table:table-cell>
          <table:table-cell office:value-type="float" office:value="0.707095197508775" calcext:value-type="float">
            <text:p>0.707095197508775</text:p>
          </table:table-cell>
          <table:table-cell office:value-type="float" office:value="0.0000541685669311343" calcext:value-type="float">
            <text:p>5.41685669311343E-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61347166369281" calcext:value-type="float">
            <text:p>0.261347166369281</text:p>
          </table:table-cell>
          <table:table-cell office:value-type="float" office:value="-0.0614471623348765" calcext:value-type="float">
            <text:p>-0.061447162334877</text:p>
          </table:table-cell>
          <table:table-cell office:value-type="float" office:value="0.218353279769254" calcext:value-type="float">
            <text:p>0.218353279769254</text:p>
          </table:table-cell>
          <table:table-cell office:value-type="float" office:value="0.707120827303132" calcext:value-type="float">
            <text:p>0.707120827303132</text:p>
          </table:table-cell>
          <table:table-cell office:value-type="float" office:value="0.0000416145950418723" calcext:value-type="float">
            <text:p>4.16145950418723E-05</text:p>
          </table:table-cell>
          <table:table-cell office:value-type="float" office:value="0.707092730481376" calcext:value-type="float">
            <text:p>0.707092730481376</text:p>
          </table:table-cell>
          <table:table-cell office:value-type="float" office:value="0.0000660511299232502" calcext:value-type="float">
            <text:p>6.60511299232502E-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61368293911031" calcext:value-type="float">
            <text:p>0.261368293911031</text:p>
          </table:table-cell>
          <table:table-cell office:value-type="float" office:value="-0.0614272750951537" calcext:value-type="float">
            <text:p>-0.061427275095154</text:p>
          </table:table-cell>
          <table:table-cell office:value-type="float" office:value="0.206065728877568" calcext:value-type="float">
            <text:p>0.206065728877568</text:p>
          </table:table-cell>
          <table:table-cell office:value-type="float" office:value="0.707124752139232" calcext:value-type="float">
            <text:p>0.707124752139232</text:p>
          </table:table-cell>
          <table:table-cell office:value-type="float" office:value="0.0000541552678388068" calcext:value-type="float">
            <text:p>5.41552678388068E-05</text:p>
          </table:table-cell>
          <table:table-cell office:value-type="float" office:value="0.707088803107182" calcext:value-type="float">
            <text:p>0.707088803107182</text:p>
          </table:table-cell>
          <table:table-cell office:value-type="float" office:value="0.0000806206525583164" calcext:value-type="float">
            <text:p>8.06206525583164E-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61391390854185" calcext:value-type="float">
            <text:p>0.261391390854185</text:p>
          </table:table-cell>
          <table:table-cell office:value-type="float" office:value="-0.0614024365406106" calcext:value-type="float">
            <text:p>-0.061402436540611</text:p>
          </table:table-cell>
          <table:table-cell office:value-type="float" office:value="0.193779000808704" calcext:value-type="float">
            <text:p>0.193779000808704</text:p>
          </table:table-cell>
          <table:table-cell office:value-type="float" office:value="0.707131282792163" calcext:value-type="float">
            <text:p>0.707131282792163</text:p>
          </table:table-cell>
          <table:table-cell office:value-type="float" office:value="0.0000698270560624548" calcext:value-type="float">
            <text:p>6.98270560624548E-05</text:p>
          </table:table-cell>
          <table:table-cell office:value-type="float" office:value="0.707082268461736" calcext:value-type="float">
            <text:p>0.707082268461736</text:p>
          </table:table-cell>
          <table:table-cell office:value-type="float" office:value="0.0000982237093644645" calcext:value-type="float">
            <text:p>9.82237093644645E-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73669565075931" calcext:value-type="float">
            <text:p>0.273669565075931</text:p>
          </table:table-cell>
          <table:table-cell office:value-type="float" office:value="-0.0614026656658865" calcext:value-type="float">
            <text:p>-0.061402665665887</text:p>
          </table:table-cell>
          <table:table-cell office:value-type="float" office:value="0.193767620875706" calcext:value-type="float">
            <text:p>0.193767620875706</text:p>
          </table:table-cell>
          <table:table-cell office:value-type="float" office:value="0.707123701578978" calcext:value-type="float">
            <text:p>0.707123701578978</text:p>
          </table:table-cell>
          <table:table-cell office:value-type="float" office:value="0.0000360817018649207" calcext:value-type="float">
            <text:p>3.60817018649207E-05</text:p>
          </table:table-cell>
          <table:table-cell office:value-type="float" office:value="0.707089857430965" calcext:value-type="float">
            <text:p>0.707089857430965</text:p>
          </table:table-cell>
          <table:table-cell office:value-type="float" office:value="0.0000536806637923548" calcext:value-type="float">
            <text:p>5.36806637923548E-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85953531380107" calcext:value-type="float">
            <text:p>0.285953531380107</text:p>
          </table:table-cell>
          <table:table-cell office:value-type="float" office:value="-0.0614033721729287" calcext:value-type="float">
            <text:p>-0.061403372172929</text:p>
          </table:table-cell>
          <table:table-cell office:value-type="float" office:value="0.193764167925555" calcext:value-type="float">
            <text:p>0.193764167925555</text:p>
          </table:table-cell>
          <table:table-cell office:value-type="float" office:value="0.707114693022027" calcext:value-type="float">
            <text:p>0.707114693022027</text:p>
          </table:table-cell>
          <table:table-cell office:value-type="float" office:value="0.0000214560030310507" calcext:value-type="float">
            <text:p>2.14560030310507E-05</text:p>
          </table:table-cell>
          <table:table-cell office:value-type="float" office:value="0.707098868219014" calcext:value-type="float">
            <text:p>0.707098868219014</text:p>
          </table:table-cell>
          <table:table-cell office:value-type="float" office:value="0.0000318652369134531" calcext:value-type="float">
            <text:p>3.18652369134531E-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98237699651021" calcext:value-type="float">
            <text:p>0.298237699651021</text:p>
          </table:table-cell>
          <table:table-cell office:value-type="float" office:value="-0.061404400212504" calcext:value-type="float">
            <text:p>-0.061404400212504</text:p>
          </table:table-cell>
          <table:table-cell office:value-type="float" office:value="0.193761279814187" calcext:value-type="float">
            <text:p>0.193761279814187</text:p>
          </table:table-cell>
          <table:table-cell office:value-type="float" office:value="0.707110205672627" calcext:value-type="float">
            <text:p>0.707110205672627</text:p>
          </table:table-cell>
          <table:table-cell office:value-type="float" office:value="0.0000141458371026304" calcext:value-type="float">
            <text:p>1.41458371026304E-05</text:p>
          </table:table-cell>
          <table:table-cell office:value-type="float" office:value="0.707103356229372" calcext:value-type="float">
            <text:p>0.707103356229372</text:p>
          </table:table-cell>
          <table:table-cell office:value-type="float" office:value="0.0000210396944382851" calcext:value-type="float">
            <text:p>2.10396944382851E-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298262501625837" calcext:value-type="float">
            <text:p>0.298262501625837</text:p>
          </table:table-cell>
          <table:table-cell office:value-type="float" office:value="-0.0613881824917029" calcext:value-type="float">
            <text:p>-0.061388182491703</text:p>
          </table:table-cell>
          <table:table-cell office:value-type="float" office:value="0.18148408022389" calcext:value-type="float">
            <text:p>0.18148408022389</text:p>
          </table:table-cell>
          <table:table-cell office:value-type="float" office:value="0.707114129076397" calcext:value-type="float">
            <text:p>0.707114129076397</text:p>
          </table:table-cell>
          <table:table-cell office:value-type="float" office:value="0.000038092535901757" calcext:value-type="float">
            <text:p>3.8092535901757E-05</text:p>
          </table:table-cell>
          <table:table-cell office:value-type="float" office:value="0.707099430312673" calcext:value-type="float">
            <text:p>0.707099430312673</text:p>
          </table:table-cell>
          <table:table-cell office:value-type="float" office:value="0.0000515847034561756" calcext:value-type="float">
            <text:p>5.15847034561756E-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98282853784977" calcext:value-type="float">
            <text:p>0.298282853784977</text:p>
          </table:table-cell>
          <table:table-cell office:value-type="float" office:value="-0.0613702249285501" calcext:value-type="float">
            <text:p>-0.06137022492855</text:p>
          </table:table-cell>
          <table:table-cell office:value-type="float" office:value="0.16920036947159" calcext:value-type="float">
            <text:p>0.16920036947159</text:p>
          </table:table-cell>
          <table:table-cell office:value-type="float" office:value="0.707124417704373" calcext:value-type="float">
            <text:p>0.707124417704373</text:p>
          </table:table-cell>
          <table:table-cell office:value-type="float" office:value="0.0000513686208512554" calcext:value-type="float">
            <text:p>5.13686208512554E-05</text:p>
          </table:table-cell>
          <table:table-cell office:value-type="float" office:value="0.70708913894811" calcext:value-type="float">
            <text:p>0.70708913894811</text:p>
          </table:table-cell>
          <table:table-cell office:value-type="float" office:value="0.0000694919935104177" calcext:value-type="float">
            <text:p>6.94919935104177E-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98305279424455" calcext:value-type="float">
            <text:p>0.298305279424455</text:p>
          </table:table-cell>
          <table:table-cell office:value-type="float" office:value="-0.0613503912530492" calcext:value-type="float">
            <text:p>-0.061350391253049</text:p>
          </table:table-cell>
          <table:table-cell office:value-type="float" office:value="0.156917131530032" calcext:value-type="float">
            <text:p>0.156917131530032</text:p>
          </table:table-cell>
          <table:table-cell office:value-type="float" office:value="0.707134522243591" calcext:value-type="float">
            <text:p>0.707134522243591</text:p>
          </table:table-cell>
          <table:table-cell office:value-type="float" office:value="0.0000616778193348044" calcext:value-type="float">
            <text:p>6.16778193348044E-05</text:p>
          </table:table-cell>
          <table:table-cell office:value-type="float" office:value="0.707079031544669" calcext:value-type="float">
            <text:p>0.707079031544669</text:p>
          </table:table-cell>
          <table:table-cell office:value-type="float" office:value="0.0000824440868361642" calcext:value-type="float">
            <text:p>8.24440868361642E-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98331108282834" calcext:value-type="float">
            <text:p>0.298331108282834</text:p>
          </table:table-cell>
          <table:table-cell office:value-type="float" office:value="-0.0613292182969856" calcext:value-type="float">
            <text:p>-0.061329218296986</text:p>
          </table:table-cell>
          <table:table-cell office:value-type="float" office:value="0.144634403591443" calcext:value-type="float">
            <text:p>0.144634403591443</text:p>
          </table:table-cell>
          <table:table-cell office:value-type="float" office:value="0.707146923311064" calcext:value-type="float">
            <text:p>0.707146923311064</text:p>
          </table:table-cell>
          <table:table-cell office:value-type="float" office:value="0.000069528300489563" calcext:value-type="float">
            <text:p>6.9528300489563E-05</text:p>
          </table:table-cell>
          <table:table-cell office:value-type="float" office:value="0.707066627286406" calcext:value-type="float">
            <text:p>0.707066627286406</text:p>
          </table:table-cell>
          <table:table-cell office:value-type="float" office:value="0.0000927110473595283" calcext:value-type="float">
            <text:p>9.27110473595283E-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298361681804827" calcext:value-type="float">
            <text:p>0.298361681804827</text:p>
          </table:table-cell>
          <table:table-cell office:value-type="float" office:value="-0.061307664506624" calcext:value-type="float">
            <text:p>-0.061307664506624</text:p>
          </table:table-cell>
          <table:table-cell office:value-type="float" office:value="0.132351646447013" calcext:value-type="float">
            <text:p>0.132351646447013</text:p>
          </table:table-cell>
          <table:table-cell office:value-type="float" office:value="0.707163447889887" calcext:value-type="float">
            <text:p>0.707163447889887</text:p>
          </table:table-cell>
          <table:table-cell office:value-type="float" office:value="0.0000737903176566967" calcext:value-type="float">
            <text:p>7.37903176566967E-05</text:p>
          </table:table-cell>
          <table:table-cell office:value-type="float" office:value="0.7070500989465" calcext:value-type="float">
            <text:p>0.7070500989465</text:p>
          </table:table-cell>
          <table:table-cell office:value-type="float" office:value="0.000100514779671379" calcext:value-type="float">
            <text:p>0.00010051477967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98398113952357" calcext:value-type="float">
            <text:p>0.298398113952357</text:p>
          </table:table-cell>
          <table:table-cell office:value-type="float" office:value="-0.0612872017906386" calcext:value-type="float">
            <text:p>-0.061287201790639</text:p>
          </table:table-cell>
          <table:table-cell office:value-type="float" office:value="0.120067742203412" calcext:value-type="float">
            <text:p>0.120067742203412</text:p>
          </table:table-cell>
          <table:table-cell office:value-type="float" office:value="0.707184646753515" calcext:value-type="float">
            <text:p>0.707184646753515</text:p>
          </table:table-cell>
          <table:table-cell office:value-type="float" office:value="0.0000724346767562722" calcext:value-type="float">
            <text:p>7.24346767562722E-05</text:p>
          </table:table-cell>
          <table:table-cell office:value-type="float" office:value="0.707028895535434" calcext:value-type="float">
            <text:p>0.707028895535434</text:p>
          </table:table-cell>
          <table:table-cell office:value-type="float" office:value="0.000105010797181671" calcext:value-type="float">
            <text:p>0.00010501079718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298406120957367" calcext:value-type="float">
            <text:p>0.298406120957367</text:p>
          </table:table-cell>
          <table:table-cell office:value-type="float" office:value="-0.0735661386350952" calcext:value-type="float">
            <text:p>-0.073566138635095</text:p>
          </table:table-cell>
          <table:table-cell office:value-type="float" office:value="0.120057356864691" calcext:value-type="float">
            <text:p>0.120057356864691</text:p>
          </table:table-cell>
          <table:table-cell office:value-type="float" office:value="0.707133248775764" calcext:value-type="float">
            <text:p>0.707133248775764</text:p>
          </table:table-cell>
          <table:table-cell office:value-type="float" office:value="0.0000303508071541891" calcext:value-type="float">
            <text:p>3.03508071541891E-05</text:p>
          </table:table-cell>
          <table:table-cell office:value-type="float" office:value="0.707080311180425" calcext:value-type="float">
            <text:p>0.707080311180425</text:p>
          </table:table-cell>
          <table:table-cell office:value-type="float" office:value="0.0000331007008587125" calcext:value-type="float">
            <text:p>3.31007008587125E-0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98413626841803" calcext:value-type="float">
            <text:p>0.298413626841803</text:p>
          </table:table-cell>
          <table:table-cell office:value-type="float" office:value="-0.0858513730421732" calcext:value-type="float">
            <text:p>-0.085851373042173</text:p>
          </table:table-cell>
          <table:table-cell office:value-type="float" office:value="0.120054443642349" calcext:value-type="float">
            <text:p>0.120054443642349</text:p>
          </table:table-cell>
          <table:table-cell office:value-type="float" office:value="0.707108662161384" calcext:value-type="float">
            <text:p>0.707108662161384</text:p>
          </table:table-cell>
          <table:table-cell office:value-type="float" office:value="0.0000127630178221594" calcext:value-type="float">
            <text:p>1.27630178221594E-05</text:p>
          </table:table-cell>
          <table:table-cell office:value-type="float" office:value="0.707104900071891" calcext:value-type="float">
            <text:p>0.707104900071891</text:p>
          </table:table-cell>
          <table:table-cell office:value-type="float" office:value="0.0000052690755448781" calcext:value-type="float">
            <text:p>5.2690755448781E-0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298421383538" calcext:value-type="float">
            <text:p>0.298421383538</text:p>
          </table:table-cell>
          <table:table-cell office:value-type="float" office:value="-0.0981342058410444" calcext:value-type="float">
            <text:p>-0.098134205841044</text:p>
          </table:table-cell>
          <table:table-cell office:value-type="float" office:value="0.120051337066167" calcext:value-type="float">
            <text:p>0.120051337066167</text:p>
          </table:table-cell>
          <table:table-cell office:value-type="float" office:value="0.707097268711079" calcext:value-type="float">
            <text:p>0.707097268711079</text:p>
          </table:table-cell>
          <table:table-cell office:value-type="float" office:value="0.00000803946202582173" calcext:value-type="float">
            <text:p>8.03946202582173E-06</text:p>
          </table:table-cell>
          <table:table-cell office:value-type="float" office:value="0.707116293478099" calcext:value-type="float">
            <text:p>0.707116293478099</text:p>
          </table:table-cell>
          <table:table-cell office:value-type="float" office:value="-0.00000380698763385867" calcext:value-type="float">
            <text:p>-3.80698763385867E-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298431759189928" calcext:value-type="float">
            <text:p>0.298431759189928</text:p>
          </table:table-cell>
          <table:table-cell office:value-type="float" office:value="-0.11041486462903" calcext:value-type="float">
            <text:p>-0.11041486462903</text:p>
          </table:table-cell>
          <table:table-cell office:value-type="float" office:value="0.120048354255877" calcext:value-type="float">
            <text:p>0.120048354255877</text:p>
          </table:table-cell>
          <table:table-cell office:value-type="float" office:value="0.707097659013052" calcext:value-type="float">
            <text:p>0.707097659013052</text:p>
          </table:table-cell>
          <table:table-cell office:value-type="float" office:value="0.00000858421034216628" calcext:value-type="float">
            <text:p>8.58421034216628E-06</text:p>
          </table:table-cell>
          <table:table-cell office:value-type="float" office:value="0.707115903178375" calcext:value-type="float">
            <text:p>0.707115903178375</text:p>
          </table:table-cell>
          <table:table-cell office:value-type="float" office:value="-0.00000409917669236259" calcext:value-type="float">
            <text:p>-4.09917669236259E-0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298479405054807" calcext:value-type="float">
            <text:p>0.298479405054807</text:p>
          </table:table-cell>
          <table:table-cell office:value-type="float" office:value="-0.110419312352972" calcext:value-type="float">
            <text:p>-0.110419312352972</text:p>
          </table:table-cell>
          <table:table-cell office:value-type="float" office:value="0.107772621757104" calcext:value-type="float">
            <text:p>0.107772621757104</text:p>
          </table:table-cell>
          <table:table-cell office:value-type="float" office:value="0.707183278438128" calcext:value-type="float">
            <text:p>0.707183278438128</text:p>
          </table:table-cell>
          <table:table-cell office:value-type="float" office:value="0.00000571324058884493" calcext:value-type="float">
            <text:p>5.71324058884493E-06</text:p>
          </table:table-cell>
          <table:table-cell office:value-type="float" office:value="0.707030274635055" calcext:value-type="float">
            <text:p>0.707030274635055</text:p>
          </table:table-cell>
          <table:table-cell office:value-type="float" office:value="0.0000376076965813432" calcext:value-type="float">
            <text:p>3.76076965813432E-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298536209646291" calcext:value-type="float">
            <text:p>0.298536209646291</text:p>
          </table:table-cell>
          <table:table-cell office:value-type="float" office:value="-0.110421913118467" calcext:value-type="float">
            <text:p>-0.110421913118467</text:p>
          </table:table-cell>
          <table:table-cell office:value-type="float" office:value="0.0954840393835669" calcext:value-type="float">
            <text:p>0.095484039383567</text:p>
          </table:table-cell>
          <table:table-cell office:value-type="float" office:value="0.707238945141574" calcext:value-type="float">
            <text:p>0.707238945141574</text:p>
          </table:table-cell>
          <table:table-cell office:value-type="float" office:value="-0.0000151077154582624" calcext:value-type="float">
            <text:p>-1.51077154582624E-05</text:p>
          </table:table-cell>
          <table:table-cell office:value-type="float" office:value="0.706974590991611" calcext:value-type="float">
            <text:p>0.706974590991611</text:p>
          </table:table-cell>
          <table:table-cell office:value-type="float" office:value="0.0000440344776374002" calcext:value-type="float">
            <text:p>4.40344776374002E-0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10827001353087" calcext:value-type="float">
            <text:p>0.310827001353087</text:p>
          </table:table-cell>
          <table:table-cell office:value-type="float" office:value="-0.110417379101259" calcext:value-type="float">
            <text:p>-0.110417379101259</text:p>
          </table:table-cell>
          <table:table-cell office:value-type="float" office:value="0.0954435927181326" calcext:value-type="float">
            <text:p>0.095443592718133</text:p>
          </table:table-cell>
          <table:table-cell office:value-type="float" office:value="0.707199219710164" calcext:value-type="float">
            <text:p>0.707199219710164</text:p>
          </table:table-cell>
          <table:table-cell office:value-type="float" office:value="0.0000307333616048067" calcext:value-type="float">
            <text:p>3.07333616048067E-05</text:p>
          </table:table-cell>
          <table:table-cell office:value-type="float" office:value="0.707014329144184" calcext:value-type="float">
            <text:p>0.707014329144184</text:p>
          </table:table-cell>
          <table:table-cell office:value-type="float" office:value="0.0000328876132235645" calcext:value-type="float">
            <text:p>3.28876132235645E-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23131394550025" calcext:value-type="float">
            <text:p>0.323131394550025</text:p>
          </table:table-cell>
          <table:table-cell office:value-type="float" office:value="-0.110410117896669" calcext:value-type="float">
            <text:p>-0.110410117896669</text:p>
          </table:table-cell>
          <table:table-cell office:value-type="float" office:value="0.0954247339146462" calcext:value-type="float">
            <text:p>0.095424733914646</text:p>
          </table:table-cell>
          <table:table-cell office:value-type="float" office:value="0.707192361332092" calcext:value-type="float">
            <text:p>0.707192361332092</text:p>
          </table:table-cell>
          <table:table-cell office:value-type="float" office:value="0.0000483220529005624" calcext:value-type="float">
            <text:p>4.83220529005624E-05</text:p>
          </table:table-cell>
          <table:table-cell office:value-type="float" office:value="0.707021187934208" calcext:value-type="float">
            <text:p>0.707021187934208</text:p>
          </table:table-cell>
          <table:table-cell office:value-type="float" office:value="0.0000393779044861042" calcext:value-type="float">
            <text:p>3.93779044861042E-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35435378128606" calcext:value-type="float">
            <text:p>0.335435378128606</text:p>
          </table:table-cell>
          <table:table-cell office:value-type="float" office:value="-0.110392214131542" calcext:value-type="float">
            <text:p>-0.110392214131542</text:p>
          </table:table-cell>
          <table:table-cell office:value-type="float" office:value="0.095414340718619" calcext:value-type="float">
            <text:p>0.095414340718619</text:p>
          </table:table-cell>
          <table:table-cell office:value-type="float" office:value="0.707183953902694" calcext:value-type="float">
            <text:p>0.707183953902694</text:p>
          </table:table-cell>
          <table:table-cell office:value-type="float" office:value="0.0000557918542977709" calcext:value-type="float">
            <text:p>5.57918542977709E-05</text:p>
          </table:table-cell>
          <table:table-cell office:value-type="float" office:value="0.707029594735853" calcext:value-type="float">
            <text:p>0.707029594735853</text:p>
          </table:table-cell>
          <table:table-cell office:value-type="float" office:value="0.0000663134675527588" calcext:value-type="float">
            <text:p>6.63134675527588E-0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47734366669225" calcext:value-type="float">
            <text:p>0.347734366669225</text:p>
          </table:table-cell>
          <table:table-cell office:value-type="float" office:value="-0.110377518102687" calcext:value-type="float">
            <text:p>-0.110377518102687</text:p>
          </table:table-cell>
          <table:table-cell office:value-type="float" office:value="0.095404499776591" calcext:value-type="float">
            <text:p>0.095404499776591</text:p>
          </table:table-cell>
          <table:table-cell office:value-type="float" office:value="0.707170257343563" calcext:value-type="float">
            <text:p>0.707170257343563</text:p>
          </table:table-cell>
          <table:table-cell office:value-type="float" office:value="0.000054534032778164" calcext:value-type="float">
            <text:p>5.4534032778164E-05</text:p>
          </table:table-cell>
          <table:table-cell office:value-type="float" office:value="0.707043293625586" calcext:value-type="float">
            <text:p>0.707043293625586</text:p>
          </table:table-cell>
          <table:table-cell office:value-type="float" office:value="0.0000713705999678127" calcext:value-type="float">
            <text:p>7.13705999678127E-0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60029667460402" calcext:value-type="float">
            <text:p>0.360029667460402</text:p>
          </table:table-cell>
          <table:table-cell office:value-type="float" office:value="-0.110365581433223" calcext:value-type="float">
            <text:p>-0.110365581433223</text:p>
          </table:table-cell>
          <table:table-cell office:value-type="float" office:value="0.0953951614826108" calcext:value-type="float">
            <text:p>0.095395161482611</text:p>
          </table:table-cell>
          <table:table-cell office:value-type="float" office:value="0.707156707834016" calcext:value-type="float">
            <text:p>0.707156707834016</text:p>
          </table:table-cell>
          <table:table-cell office:value-type="float" office:value="0.0000500041717615418" calcext:value-type="float">
            <text:p>5.00041717615418E-05</text:p>
          </table:table-cell>
          <table:table-cell office:value-type="float" office:value="0.707056845980366" calcext:value-type="float">
            <text:p>0.707056845980366</text:p>
          </table:table-cell>
          <table:table-cell office:value-type="float" office:value="0.0000679502483726391" calcext:value-type="float">
            <text:p>6.79502483726391E-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72322442686403" calcext:value-type="float">
            <text:p>0.372322442686403</text:p>
          </table:table-cell>
          <table:table-cell office:value-type="float" office:value="-0.110355896943682" calcext:value-type="float">
            <text:p>-0.110355896943682</text:p>
          </table:table-cell>
          <table:table-cell office:value-type="float" office:value="0.0953863216590599" calcext:value-type="float">
            <text:p>0.09538632165906</text:p>
          </table:table-cell>
          <table:table-cell office:value-type="float" office:value="0.707145386200354" calcext:value-type="float">
            <text:p>0.707145386200354</text:p>
          </table:table-cell>
          <table:table-cell office:value-type="float" office:value="0.0000445546228965976" calcext:value-type="float">
            <text:p>4.45546228965976E-05</text:p>
          </table:table-cell>
          <table:table-cell office:value-type="float" office:value="0.707068169955394" calcext:value-type="float">
            <text:p>0.707068169955394</text:p>
          </table:table-cell>
          <table:table-cell office:value-type="float" office:value="0.0000618576503393364" calcext:value-type="float">
            <text:p>6.18576503393364E-0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72346614226741" calcext:value-type="float">
            <text:p>0.372346614226741</text:p>
          </table:table-cell>
          <table:table-cell office:value-type="float" office:value="-0.110350520884026" calcext:value-type="float">
            <text:p>-0.110350520884026</text:p>
          </table:table-cell>
          <table:table-cell office:value-type="float" office:value="0.0831134385089479" calcext:value-type="float">
            <text:p>0.083113438508948</text:p>
          </table:table-cell>
          <table:table-cell office:value-type="float" office:value="0.707137292580987" calcext:value-type="float">
            <text:p>0.707137292580987</text:p>
          </table:table-cell>
          <table:table-cell office:value-type="float" office:value="0.0000383152588325775" calcext:value-type="float">
            <text:p>3.83152588325775E-05</text:p>
          </table:table-cell>
          <table:table-cell office:value-type="float" office:value="0.707076265595592" calcext:value-type="float">
            <text:p>0.707076265595592</text:p>
          </table:table-cell>
          <table:table-cell office:value-type="float" office:value="0.0000510349433169299" calcext:value-type="float">
            <text:p>5.10349433169299E-0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7236594606735" calcext:value-type="float">
            <text:p>0.37236594606735</text:p>
          </table:table-cell>
          <table:table-cell office:value-type="float" office:value="-0.110346359358063" calcext:value-type="float">
            <text:p>-0.110346359358063</text:p>
          </table:table-cell>
          <table:table-cell office:value-type="float" office:value="0.0708341277990512" calcext:value-type="float">
            <text:p>0.070834127799051</text:p>
          </table:table-cell>
          <table:table-cell office:value-type="float" office:value="0.707140534871299" calcext:value-type="float">
            <text:p>0.707140534871299</text:p>
          </table:table-cell>
          <table:table-cell office:value-type="float" office:value="0.0000311646240866437" calcext:value-type="float">
            <text:p>3.11646240866437E-05</text:p>
          </table:table-cell>
          <table:table-cell office:value-type="float" office:value="0.707073023747127" calcext:value-type="float">
            <text:p>0.707073023747127</text:p>
          </table:table-cell>
          <table:table-cell office:value-type="float" office:value="0.0000453849641356974" calcext:value-type="float">
            <text:p>4.53849641356974E-0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72385764406425" calcext:value-type="float">
            <text:p>0.372385764406425</text:p>
          </table:table-cell>
          <table:table-cell office:value-type="float" office:value="-0.110343298989069" calcext:value-type="float">
            <text:p>-0.110343298989069</text:p>
          </table:table-cell>
          <table:table-cell office:value-type="float" office:value="0.0585546686576313" calcext:value-type="float">
            <text:p>0.058554668657631</text:p>
          </table:table-cell>
          <table:table-cell office:value-type="float" office:value="0.707144245779412" calcext:value-type="float">
            <text:p>0.707144245779412</text:p>
          </table:table-cell>
          <table:table-cell office:value-type="float" office:value="0.0000267382203907318" calcext:value-type="float">
            <text:p>2.67382203907318E-05</text:p>
          </table:table-cell>
          <table:table-cell office:value-type="float" office:value="0.707069312854756" calcext:value-type="float">
            <text:p>0.707069312854756</text:p>
          </table:table-cell>
          <table:table-cell office:value-type="float" office:value="0.0000420147363554002" calcext:value-type="float">
            <text:p>4.20147363554002E-0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84678939912378" calcext:value-type="float">
            <text:p>0.384678939912378</text:p>
          </table:table-cell>
          <table:table-cell office:value-type="float" office:value="-0.110327542163033" calcext:value-type="float">
            <text:p>-0.110327542163033</text:p>
          </table:table-cell>
          <table:table-cell office:value-type="float" office:value="0.0585373347660798" calcext:value-type="float">
            <text:p>0.05853733476608</text:p>
          </table:table-cell>
          <table:table-cell office:value-type="float" office:value="0.707157427370314" calcext:value-type="float">
            <text:p>0.707157427370314</text:p>
          </table:table-cell>
          <table:table-cell office:value-type="float" office:value="0.0000395420966015636" calcext:value-type="float">
            <text:p>3.95420966015636E-05</text:p>
          </table:table-cell>
          <table:table-cell office:value-type="float" office:value="0.707056127607597" calcext:value-type="float">
            <text:p>0.707056127607597</text:p>
          </table:table-cell>
          <table:table-cell office:value-type="float" office:value="0.0000613512067488275" calcext:value-type="float">
            <text:p>6.13512067488275E-0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84702028577832" calcext:value-type="float">
            <text:p>0.384702028577832</text:p>
          </table:table-cell>
          <table:table-cell office:value-type="float" office:value="-0.110325536193429" calcext:value-type="float">
            <text:p>-0.110325536193429</text:p>
          </table:table-cell>
          <table:table-cell office:value-type="float" office:value="0.0462643620005391" calcext:value-type="float">
            <text:p>0.046264362000539</text:p>
          </table:table-cell>
          <table:table-cell office:value-type="float" office:value="0.70714242605704" calcext:value-type="float">
            <text:p>0.70714242605704</text:p>
          </table:table-cell>
          <table:table-cell office:value-type="float" office:value="0.0000314864036473628" calcext:value-type="float">
            <text:p>3.14864036473628E-05</text:p>
          </table:table-cell>
          <table:table-cell office:value-type="float" office:value="0.707071132369719" calcext:value-type="float">
            <text:p>0.707071132369719</text:p>
          </table:table-cell>
          <table:table-cell office:value-type="float" office:value="0.0000452567532677195" calcext:value-type="float">
            <text:p>4.52567532677195E-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84705811655695" calcext:value-type="float">
            <text:p>0.384705811655695</text:p>
          </table:table-cell>
          <table:table-cell office:value-type="float" office:value="-0.0980487274770796" calcext:value-type="float">
            <text:p>-0.09804872747708</text:p>
          </table:table-cell>
          <table:table-cell office:value-type="float" office:value="0.0462518192857118" calcext:value-type="float">
            <text:p>0.046251819285712</text:p>
          </table:table-cell>
          <table:table-cell office:value-type="float" office:value="0.7071027497401" calcext:value-type="float">
            <text:p>0.7071027497401</text:p>
          </table:table-cell>
          <table:table-cell office:value-type="float" office:value="0.00000809892555425629" calcext:value-type="float">
            <text:p>8.09892555425629E-06</text:p>
          </table:table-cell>
          <table:table-cell office:value-type="float" office:value="0.707110812482531" calcext:value-type="float">
            <text:p>0.707110812482531</text:p>
          </table:table-cell>
          <table:table-cell office:value-type="float" office:value="0.0000107094348626435" calcext:value-type="float">
            <text:p>1.07094348626435E-0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84709345791011" calcext:value-type="float">
            <text:p>0.384709345791011</text:p>
          </table:table-cell>
          <table:table-cell office:value-type="float" office:value="-0.0857661452149763" calcext:value-type="float">
            <text:p>-0.085766145214976</text:p>
          </table:table-cell>
          <table:table-cell office:value-type="float" office:value="0.0462472535717101" calcext:value-type="float">
            <text:p>0.04624725357171</text:p>
          </table:table-cell>
          <table:table-cell office:value-type="float" office:value="0.707087100077573" calcext:value-type="float">
            <text:p>0.707087100077573</text:p>
          </table:table-cell>
          <table:table-cell office:value-type="float" office:value="-0.00000219274725671292" calcext:value-type="float">
            <text:p>-2.19274725671292E-06</text:p>
          </table:table-cell>
          <table:table-cell office:value-type="float" office:value="0.707126461699306" calcext:value-type="float">
            <text:p>0.707126461699306</text:p>
          </table:table-cell>
          <table:table-cell office:value-type="float" office:value="-0.00000798127810147653" calcext:value-type="float">
            <text:p>-7.98127810147653E-0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84728229149291" calcext:value-type="float">
            <text:p>0.384728229149291</text:p>
          </table:table-cell>
          <table:table-cell office:value-type="float" office:value="-0.0857528663408618" calcext:value-type="float">
            <text:p>-0.085752866340862</text:p>
          </table:table-cell>
          <table:table-cell office:value-type="float" office:value="0.0585229462735509" calcext:value-type="float">
            <text:p>0.058522946273551</text:p>
          </table:table-cell>
          <table:table-cell office:value-type="float" office:value="0.707112595855805" calcext:value-type="float">
            <text:p>0.707112595855805</text:p>
          </table:table-cell>
          <table:table-cell office:value-type="float" office:value="0.0000036234483205555" calcext:value-type="float">
            <text:p>3.6234483205555E-06</text:p>
          </table:table-cell>
          <table:table-cell office:value-type="float" office:value="0.707100966339934" calcext:value-type="float">
            <text:p>0.707100966339934</text:p>
          </table:table-cell>
          <table:table-cell office:value-type="float" office:value="0.0000130409881513027" calcext:value-type="float">
            <text:p>1.30409881513027E-0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4745022793078" calcext:value-type="float">
            <text:p>0.384745022793078</text:p>
          </table:table-cell>
          <table:table-cell office:value-type="float" office:value="-0.085744658480499" calcext:value-type="float">
            <text:p>-0.085744658480499</text:p>
          </table:table-cell>
          <table:table-cell office:value-type="float" office:value="0.0708050585751451" calcext:value-type="float">
            <text:p>0.070805058575145</text:p>
          </table:table-cell>
          <table:table-cell office:value-type="float" office:value="0.70711882569513" calcext:value-type="float">
            <text:p>0.70711882569513</text:p>
          </table:table-cell>
          <table:table-cell office:value-type="float" office:value="0.00000612010738987312" calcext:value-type="float">
            <text:p>6.12010738987312E-06</text:p>
          </table:table-cell>
          <table:table-cell office:value-type="float" office:value="0.707094735933104" calcext:value-type="float">
            <text:p>0.707094735933104</text:p>
          </table:table-cell>
          <table:table-cell office:value-type="float" office:value="0.0000269402702439692" calcext:value-type="float">
            <text:p>2.69402702439692E-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84761128786862" calcext:value-type="float">
            <text:p>0.384761128786862</text:p>
          </table:table-cell>
          <table:table-cell office:value-type="float" office:value="-0.0857361453041559" calcext:value-type="float">
            <text:p>-0.085736145304156</text:p>
          </table:table-cell>
          <table:table-cell office:value-type="float" office:value="0.0830872576317084" calcext:value-type="float">
            <text:p>0.083087257631708</text:p>
          </table:table-cell>
          <table:table-cell office:value-type="float" office:value="0.707120090153091" calcext:value-type="float">
            <text:p>0.707120090153091</text:p>
          </table:table-cell>
          <table:table-cell office:value-type="float" office:value="0.00000853946655882121" calcext:value-type="float">
            <text:p>8.53946655882121E-06</text:p>
          </table:table-cell>
          <table:table-cell office:value-type="float" office:value="0.707093471125961" calcext:value-type="float">
            <text:p>0.707093471125961</text:p>
          </table:table-cell>
          <table:table-cell office:value-type="float" office:value="0.0000334664323387579" calcext:value-type="float">
            <text:p>3.34664323387579E-0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84776654998004" calcext:value-type="float">
            <text:p>0.384776654998004</text:p>
          </table:table-cell>
          <table:table-cell office:value-type="float" office:value="-0.0857272715561244" calcext:value-type="float">
            <text:p>-0.085727271556124</text:p>
          </table:table-cell>
          <table:table-cell office:value-type="float" office:value="0.0953692709345166" calcext:value-type="float">
            <text:p>0.095369270934517</text:p>
          </table:table-cell>
          <table:table-cell office:value-type="float" office:value="0.707119492428875" calcext:value-type="float">
            <text:p>0.707119492428875</text:p>
          </table:table-cell>
          <table:table-cell office:value-type="float" office:value="0.0000108331865091849" calcext:value-type="float">
            <text:p>1.08331865091849E-05</text:p>
          </table:table-cell>
          <table:table-cell office:value-type="float" office:value="0.707094068687122" calcext:value-type="float">
            <text:p>0.707094068687122</text:p>
          </table:table-cell>
          <table:table-cell office:value-type="float" office:value="0.0000365686233103624" calcext:value-type="float">
            <text:p>3.65686233103624E-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84791648889628" calcext:value-type="float">
            <text:p>0.384791648889628</text:p>
          </table:table-cell>
          <table:table-cell office:value-type="float" office:value="-0.0857181673412165" calcext:value-type="float">
            <text:p>-0.085718167341217</text:p>
          </table:table-cell>
          <table:table-cell office:value-type="float" office:value="0.107651052559482" calcext:value-type="float">
            <text:p>0.107651052559482</text:p>
          </table:table-cell>
          <table:table-cell office:value-type="float" office:value="0.707118206831465" calcext:value-type="float">
            <text:p>0.707118206831465</text:p>
          </table:table-cell>
          <table:table-cell office:value-type="float" office:value="0.0000128869012421817" calcext:value-type="float">
            <text:p>1.28869012421817E-05</text:p>
          </table:table-cell>
          <table:table-cell office:value-type="float" office:value="0.707095354213644" calcext:value-type="float">
            <text:p>0.707095354213644</text:p>
          </table:table-cell>
          <table:table-cell office:value-type="float" office:value="0.0000380901893392571" calcext:value-type="float">
            <text:p>3.80901893392571E-0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84806158271451" calcext:value-type="float">
            <text:p>0.384806158271451</text:p>
          </table:table-cell>
          <table:table-cell office:value-type="float" office:value="-0.0857089692792577" calcext:value-type="float">
            <text:p>-0.085708969279258</text:p>
          </table:table-cell>
          <table:table-cell office:value-type="float" office:value="0.119932572816482" calcext:value-type="float">
            <text:p>0.119932572816482</text:p>
          </table:table-cell>
          <table:table-cell office:value-type="float" office:value="0.707116726851957" calcext:value-type="float">
            <text:p>0.707116726851957</text:p>
          </table:table-cell>
          <table:table-cell office:value-type="float" office:value="0.0000146240690915844" calcext:value-type="float">
            <text:p>1.46240690915844E-05</text:p>
          </table:table-cell>
          <table:table-cell office:value-type="float" office:value="0.707096834165316" calcext:value-type="float">
            <text:p>0.707096834165316</text:p>
          </table:table-cell>
          <table:table-cell office:value-type="float" office:value="0.0000388033419090883" calcext:value-type="float">
            <text:p>3.88033419090883E-0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84820232333077" calcext:value-type="float">
            <text:p>0.384820232333077</text:p>
          </table:table-cell>
          <table:table-cell office:value-type="float" office:value="-0.0856998100842741" calcext:value-type="float">
            <text:p>-0.085699810084274</text:p>
          </table:table-cell>
          <table:table-cell office:value-type="float" office:value="0.13221380997138" calcext:value-type="float">
            <text:p>0.13221380997138</text:p>
          </table:table-cell>
          <table:table-cell office:value-type="float" office:value="0.707115260111521" calcext:value-type="float">
            <text:p>0.707115260111521</text:p>
          </table:table-cell>
          <table:table-cell office:value-type="float" office:value="0.000015992080491023" calcext:value-type="float">
            <text:p>1.5992080491023E-05</text:p>
          </table:table-cell>
          <table:table-cell office:value-type="float" office:value="0.707098300902408" calcext:value-type="float">
            <text:p>0.707098300902408</text:p>
          </table:table-cell>
          <table:table-cell office:value-type="float" office:value="0.0000390204765911561" calcext:value-type="float">
            <text:p>3.90204765911561E-0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84833920145077" calcext:value-type="float">
            <text:p>0.384833920145077</text:p>
          </table:table-cell>
          <table:table-cell office:value-type="float" office:value="-0.085690813310458" calcext:value-type="float">
            <text:p>-0.085690813310458</text:p>
          </table:table-cell>
          <table:table-cell office:value-type="float" office:value="0.144494749360588" calcext:value-type="float">
            <text:p>0.144494749360588</text:p>
          </table:table-cell>
          <table:table-cell office:value-type="float" office:value="0.707113890436201" calcext:value-type="float">
            <text:p>0.707113890436201</text:p>
          </table:table-cell>
          <table:table-cell office:value-type="float" office:value="0.0000169588266314968" calcext:value-type="float">
            <text:p>1.69588266314968E-05</text:p>
          </table:table-cell>
          <table:table-cell office:value-type="float" office:value="0.707099670593968" calcext:value-type="float">
            <text:p>0.707099670593968</text:p>
          </table:table-cell>
          <table:table-cell office:value-type="float" office:value="0.0000388649182425094" calcext:value-type="float">
            <text:p>3.88649182425094E-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84847270121856" calcext:value-type="float">
            <text:p>0.384847270121856</text:p>
          </table:table-cell>
          <table:table-cell office:value-type="float" office:value="-0.0856820909456191" calcext:value-type="float">
            <text:p>-0.085682090945619</text:p>
          </table:table-cell>
          <table:table-cell office:value-type="float" office:value="0.156775382154104" calcext:value-type="float">
            <text:p>0.156775382154104</text:p>
          </table:table-cell>
          <table:table-cell office:value-type="float" office:value="0.707112647553577" calcext:value-type="float">
            <text:p>0.707112647553577</text:p>
          </table:table-cell>
          <table:table-cell office:value-type="float" office:value="0.0000175116964992728" calcext:value-type="float">
            <text:p>1.75116964992728E-05</text:p>
          </table:table-cell>
          <table:table-cell office:value-type="float" office:value="0.70710091351214" calcext:value-type="float">
            <text:p>0.70710091351214</text:p>
          </table:table-cell>
          <table:table-cell office:value-type="float" office:value="0.0000383850053668477" calcext:value-type="float">
            <text:p>3.83850053668477E-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8486032784674" calcext:value-type="float">
            <text:p>0.38486032784674</text:p>
          </table:table-cell>
          <table:table-cell office:value-type="float" office:value="-0.0856737385422278" calcext:value-type="float">
            <text:p>-0.085673738542228</text:p>
          </table:table-cell>
          <table:table-cell office:value-type="float" office:value="0.169055704180946" calcext:value-type="float">
            <text:p>0.169055704180946</text:p>
          </table:table-cell>
          <table:table-cell office:value-type="float" office:value="0.707111535755745" calcext:value-type="float">
            <text:p>0.707111535755745</text:p>
          </table:table-cell>
          <table:table-cell office:value-type="float" office:value="0.0000176612594011138" calcext:value-type="float">
            <text:p>1.76612594011138E-05</text:p>
          </table:table-cell>
          <table:table-cell office:value-type="float" office:value="0.707102025364677" calcext:value-type="float">
            <text:p>0.707102025364677</text:p>
          </table:table-cell>
          <table:table-cell office:value-type="float" office:value="0.0000376085466221032" calcext:value-type="float">
            <text:p>3.76085466221032E-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84873137710607" calcext:value-type="float">
            <text:p>0.384873137710607</text:p>
          </table:table-cell>
          <table:table-cell office:value-type="float" office:value="-0.0856658336711956" calcext:value-type="float">
            <text:p>-0.085665833671196</text:p>
          </table:table-cell>
          <table:table-cell office:value-type="float" office:value="0.181335718175504" calcext:value-type="float">
            <text:p>0.181335718175504</text:p>
          </table:table-cell>
          <table:table-cell office:value-type="float" office:value="0.707110551823752" calcext:value-type="float">
            <text:p>0.707110551823752</text:p>
          </table:table-cell>
          <table:table-cell office:value-type="float" office:value="0.0000174388332019326" calcext:value-type="float">
            <text:p>1.74388332019326E-05</text:p>
          </table:table-cell>
          <table:table-cell office:value-type="float" office:value="0.707103009368949" calcext:value-type="float">
            <text:p>0.707103009368949</text:p>
          </table:table-cell>
          <table:table-cell office:value-type="float" office:value="0.0000365618958693137" calcext:value-type="float">
            <text:p>3.65618958693137E-0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84885741231732" calcext:value-type="float">
            <text:p>0.384885741231732</text:p>
          </table:table-cell>
          <table:table-cell office:value-type="float" office:value="-0.0856584355217468" calcext:value-type="float">
            <text:p>-0.085658435521747</text:p>
          </table:table-cell>
          <table:table-cell office:value-type="float" office:value="0.193615430872714" calcext:value-type="float">
            <text:p>0.193615430872714</text:p>
          </table:table-cell>
          <table:table-cell office:value-type="float" office:value="0.707109687244528" calcext:value-type="float">
            <text:p>0.707109687244528</text:p>
          </table:table-cell>
          <table:table-cell office:value-type="float" office:value="0.0000168923312028335" calcext:value-type="float">
            <text:p>1.68923312028335E-05</text:p>
          </table:table-cell>
          <table:table-cell office:value-type="float" office:value="0.7071038740349" calcext:value-type="float">
            <text:p>0.7071038740349</text:p>
          </table:table-cell>
          <table:table-cell office:value-type="float" office:value="0.0000352765025262158" calcext:value-type="float">
            <text:p>3.52765025262158E-0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84898174223978" calcext:value-type="float">
            <text:p>0.384898174223978</text:p>
          </table:table-cell>
          <table:table-cell office:value-type="float" office:value="-0.0856515843947115" calcext:value-type="float">
            <text:p>-0.085651584394712</text:p>
          </table:table-cell>
          <table:table-cell office:value-type="float" office:value="0.205894854189403" calcext:value-type="float">
            <text:p>0.205894854189403</text:p>
          </table:table-cell>
          <table:table-cell office:value-type="float" office:value="0.707108928944496" calcext:value-type="float">
            <text:p>0.707108928944496</text:p>
          </table:table-cell>
          <table:table-cell office:value-type="float" office:value="0.000016081186730188" calcext:value-type="float">
            <text:p>1.6081186730188E-05</text:p>
          </table:table-cell>
          <table:table-cell office:value-type="float" office:value="0.707104632431765" calcext:value-type="float">
            <text:p>0.707104632431765</text:p>
          </table:table-cell>
          <table:table-cell office:value-type="float" office:value="0.0000337920537729075" calcext:value-type="float">
            <text:p>3.37920537729075E-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84910475962086" calcext:value-type="float">
            <text:p>0.384910475962086</text:p>
          </table:table-cell>
          <table:table-cell office:value-type="float" office:value="-0.0856453058680036" calcext:value-type="float">
            <text:p>-0.085645305868004</text:p>
          </table:table-cell>
          <table:table-cell office:value-type="float" office:value="0.218174009156645" calcext:value-type="float">
            <text:p>0.218174009156645</text:p>
          </table:table-cell>
          <table:table-cell office:value-type="float" office:value="0.70710827638564" calcext:value-type="float">
            <text:p>0.70710827638564</text:p>
          </table:table-cell>
          <table:table-cell office:value-type="float" office:value="0.0000150697226722341" calcext:value-type="float">
            <text:p>1.50697226722341E-05</text:p>
          </table:table-cell>
          <table:table-cell office:value-type="float" office:value="0.70710528509286" calcext:value-type="float">
            <text:p>0.70710528509286</text:p>
          </table:table-cell>
          <table:table-cell office:value-type="float" office:value="0.0000321493125591821" calcext:value-type="float">
            <text:p>3.21493125591821E-0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84922672457219" calcext:value-type="float">
            <text:p>0.384922672457219</text:p>
          </table:table-cell>
          <table:table-cell office:value-type="float" office:value="-0.085639608260411" calcext:value-type="float">
            <text:p>-0.085639608260411</text:p>
          </table:table-cell>
          <table:table-cell office:value-type="float" office:value="0.230452916252317" calcext:value-type="float">
            <text:p>0.230452916252317</text:p>
          </table:table-cell>
          <table:table-cell office:value-type="float" office:value="0.707107710006595" calcext:value-type="float">
            <text:p>0.707107710006595</text:p>
          </table:table-cell>
          <table:table-cell office:value-type="float" office:value="0.0000139223738020999" calcext:value-type="float">
            <text:p>1.39223738020999E-05</text:p>
          </table:table-cell>
          <table:table-cell office:value-type="float" office:value="0.707105851574918" calcext:value-type="float">
            <text:p>0.707105851574918</text:p>
          </table:table-cell>
          <table:table-cell office:value-type="float" office:value="0.0000303958340177046" calcext:value-type="float">
            <text:p>3.03958340177046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 style:data-style-name="N2" text:time-value="17:58:18.1443206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21T18:25:19.336510809</dc:date>
    <meta:editing-duration>PT28M57S</meta:editing-duration>
    <meta:editing-cycles>2</meta:editing-cycles>
    <meta:generator>LibreOffice/6.0.7.3$Linux_X86_64 LibreOffice_project/00m0$Build-3</meta:generator>
    <meta:document-statistic meta:table-count="1" meta:cell-count="6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703cm" style:legend-expansion="high" chart:style-name="ch2"/>
        <chart:plot-area chart:style-name="ch3" table:cell-range-address="Mujoco.A1:Mujoco.D87" svg:x="0.32cm" svg:y="0.18cm" svg:width="12.508cm" svg:height="8.64cm">
          <chartooo:coordinate-region svg:x="1.153cm" svg:y="0.306cm" svg:width="11.39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ujoco.B1:Mujoco.B87" chart:class="chart:scatter">
            <chart:domain table:cell-range-address="Mujoco.A1:Mujoco.A87"/>
            <chart:data-point chart:repeated="87"/>
          </chart:series>
          <chart:series chart:style-name="ch7" chart:values-cell-range-address="Mujoco.C1:Mujoco.C87" chart:class="chart:scatter">
            <chart:data-point chart:repeated="87"/>
          </chart:series>
          <chart:series chart:style-name="ch8" chart:values-cell-range-address="Mujoco.D1:Mujoco.D87" chart:class="chart:scatter">
            <chart:data-point chart:repeated="8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ujoco.A1:Mujoco.A87</svg:desc>
                </draw:g>
              </table:table-cell>
              <table:table-cell office:value-type="float" office:value="0.137991390760127">
                <text:p>0.137991390760127</text:p>
                <draw:g>
                  <svg:desc>Mujoco.B1:Mujoco.B87</svg:desc>
                </draw:g>
              </table:table-cell>
              <table:table-cell office:value-type="float" office:value="-0.0122750817354469">
                <text:p>-0.0122750817354469</text:p>
                <draw:g>
                  <svg:desc>Mujoco.C1:Mujoco.C87</svg:desc>
                </draw:g>
              </table:table-cell>
              <table:table-cell office:value-type="float" office:value="0.549942945390395">
                <text:p>0.549942945390395</text:p>
                <draw:g>
                  <svg:desc>Mujoco.D1:Mujoco.D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38007224594329">
                <text:p>0.138007224594329</text:p>
              </table:table-cell>
              <table:table-cell office:value-type="float" office:value="-0.024556554493007">
                <text:p>-0.024556554493007</text:p>
              </table:table-cell>
              <table:table-cell office:value-type="float" office:value="0.549949094352536">
                <text:p>0.5499490943525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38023100181101">
                <text:p>0.138023100181101</text:p>
              </table:table-cell>
              <table:table-cell office:value-type="float" office:value="-0.0368382528004642">
                <text:p>-0.0368382528004642</text:p>
              </table:table-cell>
              <table:table-cell office:value-type="float" office:value="0.549955215880923">
                <text:p>0.5499552158809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38039060366535">
                <text:p>0.138039060366535</text:p>
              </table:table-cell>
              <table:table-cell office:value-type="float" office:value="-0.0491198974266788">
                <text:p>-0.0491198974266788</text:p>
              </table:table-cell>
              <table:table-cell office:value-type="float" office:value="0.549961274485236">
                <text:p>0.5499612744852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38055141839339">
                <text:p>0.138055141839339</text:p>
              </table:table-cell>
              <table:table-cell office:value-type="float" office:value="-0.061401490095308">
                <text:p>-0.061401490095308</text:p>
              </table:table-cell>
              <table:table-cell office:value-type="float" office:value="0.549967230281725">
                <text:p>0.5499672302817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38067163671329">
                <text:p>0.138067163671329</text:p>
              </table:table-cell>
              <table:table-cell office:value-type="float" office:value="-0.0614122133244142">
                <text:p>-0.0614122133244142</text:p>
              </table:table-cell>
              <table:table-cell office:value-type="float" office:value="0.537696014029412">
                <text:p>0.5376960140294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38079895810685">
                <text:p>0.138079895810685</text:p>
              </table:table-cell>
              <table:table-cell office:value-type="float" office:value="-0.0614151056547739">
                <text:p>-0.0614151056547739</text:p>
              </table:table-cell>
              <table:table-cell office:value-type="float" office:value="0.525416147284046">
                <text:p>0.5254161472840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38093071160345">
                <text:p>0.138093071160345</text:p>
              </table:table-cell>
              <table:table-cell office:value-type="float" office:value="-0.0614177706201943">
                <text:p>-0.0614177706201943</text:p>
              </table:table-cell>
              <table:table-cell office:value-type="float" office:value="0.513135463835506">
                <text:p>0.5131354638355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38106717148463">
                <text:p>0.138106717148463</text:p>
              </table:table-cell>
              <table:table-cell office:value-type="float" office:value="-0.0614205032876988">
                <text:p>-0.0614205032876988</text:p>
              </table:table-cell>
              <table:table-cell office:value-type="float" office:value="0.500854250801929">
                <text:p>0.5008542508019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38120872120404">
                <text:p>0.138120872120404</text:p>
              </table:table-cell>
              <table:table-cell office:value-type="float" office:value="-0.0614233247725344">
                <text:p>-0.0614233247725344</text:p>
              </table:table-cell>
              <table:table-cell office:value-type="float" office:value="0.488572504395121">
                <text:p>0.4885725043951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38135577032396">
                <text:p>0.138135577032396</text:p>
              </table:table-cell>
              <table:table-cell office:value-type="float" office:value="-0.061426245319571">
                <text:p>-0.061426245319571</text:p>
              </table:table-cell>
              <table:table-cell office:value-type="float" office:value="0.47629020611931">
                <text:p>0.476290206119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38150874344052">
                <text:p>0.138150874344052</text:p>
              </table:table-cell>
              <table:table-cell office:value-type="float" office:value="-0.0614292741190317">
                <text:p>-0.0614292741190317</text:p>
              </table:table-cell>
              <table:table-cell office:value-type="float" office:value="0.464007329619251">
                <text:p>0.4640073296192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3816681036503">
                <text:p>0.13816681036503</text:p>
              </table:table-cell>
              <table:table-cell office:value-type="float" office:value="-0.0614324193760236">
                <text:p>-0.0614324193760236</text:p>
              </table:table-cell>
              <table:table-cell office:value-type="float" office:value="0.451723843252137">
                <text:p>0.4517238432521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38183432291041">
                <text:p>0.138183432291041</text:p>
              </table:table-cell>
              <table:table-cell office:value-type="float" office:value="-0.0614356872798706">
                <text:p>-0.0614356872798706</text:p>
              </table:table-cell>
              <table:table-cell office:value-type="float" office:value="0.439439708881869">
                <text:p>0.4394397088818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138200788699194">
                <text:p>0.138200788699194</text:p>
              </table:table-cell>
              <table:table-cell office:value-type="float" office:value="-0.061439081283561">
                <text:p>-0.061439081283561</text:p>
              </table:table-cell>
              <table:table-cell office:value-type="float" office:value="0.427154881391134">
                <text:p>0.4271548813911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138218929549857">
                <text:p>0.138218929549857</text:p>
              </table:table-cell>
              <table:table-cell office:value-type="float" office:value="-0.0614426008719391">
                <text:p>-0.0614426008719391</text:p>
              </table:table-cell>
              <table:table-cell office:value-type="float" office:value="0.414869308117235">
                <text:p>0.4148693081172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138237906018148">
                <text:p>0.138237906018148</text:p>
              </table:table-cell>
              <table:table-cell office:value-type="float" office:value="-0.0614462397927881">
                <text:p>-0.0614462397927881</text:p>
              </table:table-cell>
              <table:table-cell office:value-type="float" office:value="0.40258292944617">
                <text:p>0.402582929446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38257769345768">
                <text:p>0.138257769345768</text:p>
              </table:table-cell>
              <table:table-cell office:value-type="float" office:value="-0.061449983090391">
                <text:p>-0.061449983090391</text:p>
              </table:table-cell>
              <table:table-cell office:value-type="float" office:value="0.39029567674479">
                <text:p>0.390295676744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138278570569168">
                <text:p>0.138278570569168</text:p>
              </table:table-cell>
              <table:table-cell office:value-type="float" office:value="-0.0614538030089528">
                <text:p>-0.0614538030089528</text:p>
              </table:table-cell>
              <table:table-cell office:value-type="float" office:value="0.378007473310238">
                <text:p>0.3780074733102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38300359828538">
                <text:p>0.138300359828538</text:p>
              </table:table-cell>
              <table:table-cell office:value-type="float" office:value="-0.0614576526091499">
                <text:p>-0.0614576526091499</text:p>
              </table:table-cell>
              <table:table-cell office:value-type="float" office:value="0.365718233879414">
                <text:p>0.3657182338794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38323182386717">
                <text:p>0.138323182386717</text:p>
              </table:table-cell>
              <table:table-cell office:value-type="float" office:value="-0.0614614555823039">
                <text:p>-0.0614614555823039</text:p>
              </table:table-cell>
              <table:table-cell office:value-type="float" office:value="0.35342786387185">
                <text:p>0.353427863871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138347082041828">
                <text:p>0.138347082041828</text:p>
              </table:table-cell>
              <table:table-cell office:value-type="float" office:value="-0.0614650914700659">
                <text:p>-0.0614650914700659</text:p>
              </table:table-cell>
              <table:table-cell office:value-type="float" office:value="0.34113626232267">
                <text:p>0.341136262322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138372097035106">
                <text:p>0.138372097035106</text:p>
              </table:table-cell>
              <table:table-cell office:value-type="float" office:value="-0.0614683706151355">
                <text:p>-0.0614683706151355</text:p>
              </table:table-cell>
              <table:table-cell office:value-type="float" office:value="0.328843322181451">
                <text:p>0.3288433221814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13839826175452">
                <text:p>0.13839826175452</text:p>
              </table:table-cell>
              <table:table-cell office:value-type="float" office:value="-0.0614709938634283">
                <text:p>-0.0614709938634283</text:p>
              </table:table-cell>
              <table:table-cell office:value-type="float" office:value="0.316548934007777">
                <text:p>0.3165489340077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150670102002008">
                <text:p>0.150670102002008</text:p>
              </table:table-cell>
              <table:table-cell office:value-type="float" office:value="-0.0614746271613853">
                <text:p>-0.0614746271613853</text:p>
              </table:table-cell>
              <table:table-cell office:value-type="float" office:value="0.316555485279667">
                <text:p>0.316555485279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162948667031485">
                <text:p>0.162948667031485</text:p>
              </table:table-cell>
              <table:table-cell office:value-type="float" office:value="-0.0614780860630783">
                <text:p>-0.0614780860630783</text:p>
              </table:table-cell>
              <table:table-cell office:value-type="float" office:value="0.316569294502355">
                <text:p>0.3165692945023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175227785046599">
                <text:p>0.175227785046599</text:p>
              </table:table-cell>
              <table:table-cell office:value-type="float" office:value="-0.0614816674300175">
                <text:p>-0.0614816674300175</text:p>
              </table:table-cell>
              <table:table-cell office:value-type="float" office:value="0.316582620774342">
                <text:p>0.3165826207743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187507237859962">
                <text:p>0.187507237859962</text:p>
              </table:table-cell>
              <table:table-cell office:value-type="float" office:value="-0.0614853333149297">
                <text:p>-0.0614853333149297</text:p>
              </table:table-cell>
              <table:table-cell office:value-type="float" office:value="0.316595211219101">
                <text:p>0.3165952112191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199787016073399">
                <text:p>0.199787016073399</text:p>
              </table:table-cell>
              <table:table-cell office:value-type="float" office:value="-0.0614890331551559">
                <text:p>-0.0614890331551559</text:p>
              </table:table-cell>
              <table:table-cell office:value-type="float" office:value="0.316607094600732">
                <text:p>0.3166070946007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12067114816298">
                <text:p>0.212067114816298</text:p>
              </table:table-cell>
              <table:table-cell office:value-type="float" office:value="-0.0614927241772225">
                <text:p>-0.0614927241772225</text:p>
              </table:table-cell>
              <table:table-cell office:value-type="float" office:value="0.316618312050401">
                <text:p>0.3166183120504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224347527113257">
                <text:p>0.224347527113257</text:p>
              </table:table-cell>
              <table:table-cell office:value-type="float" office:value="-0.061496372025307">
                <text:p>-0.061496372025307</text:p>
              </table:table-cell>
              <table:table-cell office:value-type="float" office:value="0.316628905505093">
                <text:p>0.3166289055050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236628246661916">
                <text:p>0.236628246661916</text:p>
              </table:table-cell>
              <table:table-cell office:value-type="float" office:value="-0.0614999501519236">
                <text:p>-0.0614999501519236</text:p>
              </table:table-cell>
              <table:table-cell office:value-type="float" office:value="0.316638917343492">
                <text:p>0.3166389173434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248909265193362">
                <text:p>0.248909265193362</text:p>
              </table:table-cell>
              <table:table-cell office:value-type="float" office:value="-0.0615034382586624">
                <text:p>-0.0615034382586624</text:p>
              </table:table-cell>
              <table:table-cell office:value-type="float" office:value="0.316648388079997">
                <text:p>0.3166483880799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261190579050078">
                <text:p>0.261190579050078</text:p>
              </table:table-cell>
              <table:table-cell office:value-type="float" office:value="-0.0615068233259546">
                <text:p>-0.0615068233259546</text:p>
              </table:table-cell>
              <table:table-cell office:value-type="float" office:value="0.31665735855853">
                <text:p>0.316657358558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261215216812959">
                <text:p>0.261215216812959</text:p>
              </table:table-cell>
              <table:table-cell office:value-type="float" office:value="-0.0615047325329529">
                <text:p>-0.0615047325329529</text:p>
              </table:table-cell>
              <table:table-cell office:value-type="float" office:value="0.304376285600817">
                <text:p>0.3043762856008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261233595774151">
                <text:p>0.261233595774151</text:p>
              </table:table-cell>
              <table:table-cell office:value-type="float" office:value="-0.0615017369236891">
                <text:p>-0.0615017369236891</text:p>
              </table:table-cell>
              <table:table-cell office:value-type="float" office:value="0.292087287757195">
                <text:p>0.2920872877571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261251883814353">
                <text:p>0.261251883814353</text:p>
              </table:table-cell>
              <table:table-cell office:value-type="float" office:value="-0.0614975998610011">
                <text:p>-0.0614975998610011</text:p>
              </table:table-cell>
              <table:table-cell office:value-type="float" office:value="0.279797919842711">
                <text:p>0.2797979198427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261270319583146">
                <text:p>0.261270319583146</text:p>
              </table:table-cell>
              <table:table-cell office:value-type="float" office:value="-0.061492040348138">
                <text:p>-0.061492040348138</text:p>
              </table:table-cell>
              <table:table-cell office:value-type="float" office:value="0.267508539657015">
                <text:p>0.2675085396570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61288949616442">
                <text:p>0.261288949616442</text:p>
              </table:table-cell>
              <table:table-cell office:value-type="float" office:value="-0.0614847086489696">
                <text:p>-0.0614847086489696</text:p>
              </table:table-cell>
              <table:table-cell office:value-type="float" office:value="0.255219260326141">
                <text:p>0.2552192603261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61307852208263">
                <text:p>0.261307852208263</text:p>
              </table:table-cell>
              <table:table-cell office:value-type="float" office:value="-0.0614751677377273">
                <text:p>-0.0614751677377273</text:p>
              </table:table-cell>
              <table:table-cell office:value-type="float" office:value="0.242930199812865">
                <text:p>0.2429301998128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261327172385395">
                <text:p>0.261327172385395</text:p>
              </table:table-cell>
              <table:table-cell office:value-type="float" office:value="-0.0614628727964398">
                <text:p>-0.0614628727964398</text:p>
              </table:table-cell>
              <table:table-cell office:value-type="float" office:value="0.230641490747986">
                <text:p>0.2306414907479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261347166369281">
                <text:p>0.261347166369281</text:p>
              </table:table-cell>
              <table:table-cell office:value-type="float" office:value="-0.0614471623348765">
                <text:p>-0.0614471623348765</text:p>
              </table:table-cell>
              <table:table-cell office:value-type="float" office:value="0.218353279769254">
                <text:p>0.2183532797692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61368293911031">
                <text:p>0.261368293911031</text:p>
              </table:table-cell>
              <table:table-cell office:value-type="float" office:value="-0.0614272750951537">
                <text:p>-0.0614272750951537</text:p>
              </table:table-cell>
              <table:table-cell office:value-type="float" office:value="0.206065728877568">
                <text:p>0.2060657288775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261391390854185">
                <text:p>0.261391390854185</text:p>
              </table:table-cell>
              <table:table-cell office:value-type="float" office:value="-0.0614024365406106">
                <text:p>-0.0614024365406106</text:p>
              </table:table-cell>
              <table:table-cell office:value-type="float" office:value="0.193779000808704">
                <text:p>0.1937790008087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273669565075931">
                <text:p>0.273669565075931</text:p>
              </table:table-cell>
              <table:table-cell office:value-type="float" office:value="-0.0614026656658865">
                <text:p>-0.0614026656658865</text:p>
              </table:table-cell>
              <table:table-cell office:value-type="float" office:value="0.193767620875706">
                <text:p>0.1937676208757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285953531380107">
                <text:p>0.285953531380107</text:p>
              </table:table-cell>
              <table:table-cell office:value-type="float" office:value="-0.0614033721729287">
                <text:p>-0.0614033721729287</text:p>
              </table:table-cell>
              <table:table-cell office:value-type="float" office:value="0.193764167925555">
                <text:p>0.1937641679255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298237699651021">
                <text:p>0.298237699651021</text:p>
              </table:table-cell>
              <table:table-cell office:value-type="float" office:value="-0.061404400212504">
                <text:p>-0.061404400212504</text:p>
              </table:table-cell>
              <table:table-cell office:value-type="float" office:value="0.193761279814187">
                <text:p>0.1937612798141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298262501625837">
                <text:p>0.298262501625837</text:p>
              </table:table-cell>
              <table:table-cell office:value-type="float" office:value="-0.0613881824917029">
                <text:p>-0.0613881824917029</text:p>
              </table:table-cell>
              <table:table-cell office:value-type="float" office:value="0.18148408022389">
                <text:p>0.181484080223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298282853784977">
                <text:p>0.298282853784977</text:p>
              </table:table-cell>
              <table:table-cell office:value-type="float" office:value="-0.0613702249285501">
                <text:p>-0.0613702249285501</text:p>
              </table:table-cell>
              <table:table-cell office:value-type="float" office:value="0.16920036947159">
                <text:p>0.169200369471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98305279424455">
                <text:p>0.298305279424455</text:p>
              </table:table-cell>
              <table:table-cell office:value-type="float" office:value="-0.0613503912530492">
                <text:p>-0.0613503912530492</text:p>
              </table:table-cell>
              <table:table-cell office:value-type="float" office:value="0.156917131530032">
                <text:p>0.1569171315300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298331108282834">
                <text:p>0.298331108282834</text:p>
              </table:table-cell>
              <table:table-cell office:value-type="float" office:value="-0.0613292182969856">
                <text:p>-0.0613292182969856</text:p>
              </table:table-cell>
              <table:table-cell office:value-type="float" office:value="0.144634403591443">
                <text:p>0.1446344035914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298361681804827">
                <text:p>0.298361681804827</text:p>
              </table:table-cell>
              <table:table-cell office:value-type="float" office:value="-0.061307664506624">
                <text:p>-0.061307664506624</text:p>
              </table:table-cell>
              <table:table-cell office:value-type="float" office:value="0.132351646447013">
                <text:p>0.1323516464470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298398113952357">
                <text:p>0.298398113952357</text:p>
              </table:table-cell>
              <table:table-cell office:value-type="float" office:value="-0.0612872017906386">
                <text:p>-0.0612872017906386</text:p>
              </table:table-cell>
              <table:table-cell office:value-type="float" office:value="0.120067742203412">
                <text:p>0.1200677422034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98406120957367">
                <text:p>0.298406120957367</text:p>
              </table:table-cell>
              <table:table-cell office:value-type="float" office:value="-0.0735661386350952">
                <text:p>-0.0735661386350952</text:p>
              </table:table-cell>
              <table:table-cell office:value-type="float" office:value="0.120057356864691">
                <text:p>0.1200573568646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98413626841803">
                <text:p>0.298413626841803</text:p>
              </table:table-cell>
              <table:table-cell office:value-type="float" office:value="-0.0858513730421732">
                <text:p>-0.0858513730421732</text:p>
              </table:table-cell>
              <table:table-cell office:value-type="float" office:value="0.120054443642349">
                <text:p>0.1200544436423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298421383538">
                <text:p>0.298421383538</text:p>
              </table:table-cell>
              <table:table-cell office:value-type="float" office:value="-0.0981342058410444">
                <text:p>-0.0981342058410444</text:p>
              </table:table-cell>
              <table:table-cell office:value-type="float" office:value="0.120051337066167">
                <text:p>0.1200513370661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298431759189928">
                <text:p>0.298431759189928</text:p>
              </table:table-cell>
              <table:table-cell office:value-type="float" office:value="-0.11041486462903">
                <text:p>-0.11041486462903</text:p>
              </table:table-cell>
              <table:table-cell office:value-type="float" office:value="0.120048354255877">
                <text:p>0.1200483542558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298479405054807">
                <text:p>0.298479405054807</text:p>
              </table:table-cell>
              <table:table-cell office:value-type="float" office:value="-0.110419312352972">
                <text:p>-0.110419312352972</text:p>
              </table:table-cell>
              <table:table-cell office:value-type="float" office:value="0.107772621757104">
                <text:p>0.1077726217571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98536209646291">
                <text:p>0.298536209646291</text:p>
              </table:table-cell>
              <table:table-cell office:value-type="float" office:value="-0.110421913118467">
                <text:p>-0.110421913118467</text:p>
              </table:table-cell>
              <table:table-cell office:value-type="float" office:value="0.0954840393835669">
                <text:p>0.09548403938356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310827001353087">
                <text:p>0.310827001353087</text:p>
              </table:table-cell>
              <table:table-cell office:value-type="float" office:value="-0.110417379101259">
                <text:p>-0.110417379101259</text:p>
              </table:table-cell>
              <table:table-cell office:value-type="float" office:value="0.0954435927181326">
                <text:p>0.09544359271813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323131394550025">
                <text:p>0.323131394550025</text:p>
              </table:table-cell>
              <table:table-cell office:value-type="float" office:value="-0.110410117896669">
                <text:p>-0.110410117896669</text:p>
              </table:table-cell>
              <table:table-cell office:value-type="float" office:value="0.0954247339146462">
                <text:p>0.09542473391464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335435378128606">
                <text:p>0.335435378128606</text:p>
              </table:table-cell>
              <table:table-cell office:value-type="float" office:value="-0.110392214131542">
                <text:p>-0.110392214131542</text:p>
              </table:table-cell>
              <table:table-cell office:value-type="float" office:value="0.095414340718619">
                <text:p>0.0954143407186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347734366669225">
                <text:p>0.347734366669225</text:p>
              </table:table-cell>
              <table:table-cell office:value-type="float" office:value="-0.110377518102687">
                <text:p>-0.110377518102687</text:p>
              </table:table-cell>
              <table:table-cell office:value-type="float" office:value="0.095404499776591">
                <text:p>0.0954044997765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360029667460402">
                <text:p>0.360029667460402</text:p>
              </table:table-cell>
              <table:table-cell office:value-type="float" office:value="-0.110365581433223">
                <text:p>-0.110365581433223</text:p>
              </table:table-cell>
              <table:table-cell office:value-type="float" office:value="0.0953951614826108">
                <text:p>0.09539516148261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372322442686403">
                <text:p>0.372322442686403</text:p>
              </table:table-cell>
              <table:table-cell office:value-type="float" office:value="-0.110355896943682">
                <text:p>-0.110355896943682</text:p>
              </table:table-cell>
              <table:table-cell office:value-type="float" office:value="0.0953863216590599">
                <text:p>0.09538632165905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372346614226741">
                <text:p>0.372346614226741</text:p>
              </table:table-cell>
              <table:table-cell office:value-type="float" office:value="-0.110350520884026">
                <text:p>-0.110350520884026</text:p>
              </table:table-cell>
              <table:table-cell office:value-type="float" office:value="0.0831134385089479">
                <text:p>0.08311343850894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37236594606735">
                <text:p>0.37236594606735</text:p>
              </table:table-cell>
              <table:table-cell office:value-type="float" office:value="-0.110346359358063">
                <text:p>-0.110346359358063</text:p>
              </table:table-cell>
              <table:table-cell office:value-type="float" office:value="0.0708341277990512">
                <text:p>0.07083412779905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372385764406425">
                <text:p>0.372385764406425</text:p>
              </table:table-cell>
              <table:table-cell office:value-type="float" office:value="-0.110343298989069">
                <text:p>-0.110343298989069</text:p>
              </table:table-cell>
              <table:table-cell office:value-type="float" office:value="0.0585546686576313">
                <text:p>0.05855466865763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384678939912378">
                <text:p>0.384678939912378</text:p>
              </table:table-cell>
              <table:table-cell office:value-type="float" office:value="-0.110327542163033">
                <text:p>-0.110327542163033</text:p>
              </table:table-cell>
              <table:table-cell office:value-type="float" office:value="0.0585373347660798">
                <text:p>0.05853733476607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384702028577832">
                <text:p>0.384702028577832</text:p>
              </table:table-cell>
              <table:table-cell office:value-type="float" office:value="-0.110325536193429">
                <text:p>-0.110325536193429</text:p>
              </table:table-cell>
              <table:table-cell office:value-type="float" office:value="0.0462643620005391">
                <text:p>0.04626436200053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384705811655695">
                <text:p>0.384705811655695</text:p>
              </table:table-cell>
              <table:table-cell office:value-type="float" office:value="-0.0980487274770796">
                <text:p>-0.0980487274770796</text:p>
              </table:table-cell>
              <table:table-cell office:value-type="float" office:value="0.0462518192857118">
                <text:p>0.04625181928571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384709345791011">
                <text:p>0.384709345791011</text:p>
              </table:table-cell>
              <table:table-cell office:value-type="float" office:value="-0.0857661452149763">
                <text:p>-0.0857661452149763</text:p>
              </table:table-cell>
              <table:table-cell office:value-type="float" office:value="0.0462472535717101">
                <text:p>0.04624725357171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384728229149291">
                <text:p>0.384728229149291</text:p>
              </table:table-cell>
              <table:table-cell office:value-type="float" office:value="-0.0857528663408618">
                <text:p>-0.0857528663408618</text:p>
              </table:table-cell>
              <table:table-cell office:value-type="float" office:value="0.0585229462735509">
                <text:p>0.05852294627355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384745022793078">
                <text:p>0.384745022793078</text:p>
              </table:table-cell>
              <table:table-cell office:value-type="float" office:value="-0.085744658480499">
                <text:p>-0.085744658480499</text:p>
              </table:table-cell>
              <table:table-cell office:value-type="float" office:value="0.0708050585751451">
                <text:p>0.07080505857514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384761128786862">
                <text:p>0.384761128786862</text:p>
              </table:table-cell>
              <table:table-cell office:value-type="float" office:value="-0.0857361453041559">
                <text:p>-0.0857361453041559</text:p>
              </table:table-cell>
              <table:table-cell office:value-type="float" office:value="0.0830872576317084">
                <text:p>0.08308725763170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384776654998004">
                <text:p>0.384776654998004</text:p>
              </table:table-cell>
              <table:table-cell office:value-type="float" office:value="-0.0857272715561244">
                <text:p>-0.0857272715561244</text:p>
              </table:table-cell>
              <table:table-cell office:value-type="float" office:value="0.0953692709345166">
                <text:p>0.09536927093451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384791648889628">
                <text:p>0.384791648889628</text:p>
              </table:table-cell>
              <table:table-cell office:value-type="float" office:value="-0.0857181673412165">
                <text:p>-0.0857181673412165</text:p>
              </table:table-cell>
              <table:table-cell office:value-type="float" office:value="0.107651052559482">
                <text:p>0.1076510525594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384806158271451">
                <text:p>0.384806158271451</text:p>
              </table:table-cell>
              <table:table-cell office:value-type="float" office:value="-0.0857089692792577">
                <text:p>-0.0857089692792577</text:p>
              </table:table-cell>
              <table:table-cell office:value-type="float" office:value="0.119932572816482">
                <text:p>0.1199325728164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384820232333077">
                <text:p>0.384820232333077</text:p>
              </table:table-cell>
              <table:table-cell office:value-type="float" office:value="-0.0856998100842741">
                <text:p>-0.0856998100842741</text:p>
              </table:table-cell>
              <table:table-cell office:value-type="float" office:value="0.13221380997138">
                <text:p>0.132213809971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384833920145077">
                <text:p>0.384833920145077</text:p>
              </table:table-cell>
              <table:table-cell office:value-type="float" office:value="-0.085690813310458">
                <text:p>-0.085690813310458</text:p>
              </table:table-cell>
              <table:table-cell office:value-type="float" office:value="0.144494749360588">
                <text:p>0.1444947493605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384847270121856">
                <text:p>0.384847270121856</text:p>
              </table:table-cell>
              <table:table-cell office:value-type="float" office:value="-0.0856820909456191">
                <text:p>-0.0856820909456191</text:p>
              </table:table-cell>
              <table:table-cell office:value-type="float" office:value="0.156775382154104">
                <text:p>0.1567753821541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38486032784674">
                <text:p>0.38486032784674</text:p>
              </table:table-cell>
              <table:table-cell office:value-type="float" office:value="-0.0856737385422278">
                <text:p>-0.0856737385422278</text:p>
              </table:table-cell>
              <table:table-cell office:value-type="float" office:value="0.169055704180946">
                <text:p>0.1690557041809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384873137710607">
                <text:p>0.384873137710607</text:p>
              </table:table-cell>
              <table:table-cell office:value-type="float" office:value="-0.0856658336711956">
                <text:p>-0.0856658336711956</text:p>
              </table:table-cell>
              <table:table-cell office:value-type="float" office:value="0.181335718175504">
                <text:p>0.1813357181755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384885741231732">
                <text:p>0.384885741231732</text:p>
              </table:table-cell>
              <table:table-cell office:value-type="float" office:value="-0.0856584355217468">
                <text:p>-0.0856584355217468</text:p>
              </table:table-cell>
              <table:table-cell office:value-type="float" office:value="0.193615430872714">
                <text:p>0.1936154308727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384898174223978">
                <text:p>0.384898174223978</text:p>
              </table:table-cell>
              <table:table-cell office:value-type="float" office:value="-0.0856515843947115">
                <text:p>-0.0856515843947115</text:p>
              </table:table-cell>
              <table:table-cell office:value-type="float" office:value="0.205894854189403">
                <text:p>0.2058948541894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384910475962086">
                <text:p>0.384910475962086</text:p>
              </table:table-cell>
              <table:table-cell office:value-type="float" office:value="-0.0856453058680036">
                <text:p>-0.0856453058680036</text:p>
              </table:table-cell>
              <table:table-cell office:value-type="float" office:value="0.218174009156645">
                <text:p>0.2181740091566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384922672457219">
                <text:p>0.384922672457219</text:p>
              </table:table-cell>
              <table:table-cell office:value-type="float" office:value="-0.085639608260411">
                <text:p>-0.085639608260411</text:p>
              </table:table-cell>
              <table:table-cell office:value-type="float" office:value="0.230452916252317">
                <text:p>0.2304529162523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